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width="0.035cm" draw:stroke-linejoin="round" draw:fill="none"/>
    </style:style>
    <style:style style:name="gr2" style:family="graphic" style:parent-style-name="standard">
      <style:graphic-properties draw:stroke="solid" svg:stroke-width="0.035cm" svg:stroke-color="#000000" draw:stroke-linejoin="round" draw:fill="none" fo:padding-top="0.142cm" fo:padding-bottom="0.142cm" fo:padding-left="0.267cm" fo:padding-right="0.267cm"/>
    </style:style>
    <style:style style:name="gr3" style:family="graphic" style:parent-style-name="standard">
      <style:graphic-properties draw:stroke="none" svg:stroke-width="0.035cm" draw:stroke-linejoin="round" draw:fill="solid" draw:fill-color="#000000"/>
    </style:style>
    <style:style style:name="gr4" style:family="graphic" style:parent-style-name="standard">
      <style:graphic-properties draw:stroke="solid" svg:stroke-width="0.035cm" svg:stroke-color="#ed1c24" draw:stroke-linejoin="round" draw:fill="none" fo:padding-top="0.142cm" fo:padding-bottom="0.142cm" fo:padding-left="0.267cm" fo:padding-right="0.267cm"/>
    </style:style>
    <style:style style:name="gr5" style:family="graphic" style:parent-style-name="standard">
      <style:graphic-properties draw:stroke="none" svg:stroke-width="0.035cm" draw:stroke-linejoin="round" draw:fill="solid" draw:fill-color="#e3d200"/>
    </style:style>
    <style:style style:name="gr6" style:family="graphic" style:parent-style-name="standard">
      <style:graphic-properties draw:stroke="solid" svg:stroke-width="0.035cm" svg:stroke-color="#e3d200" draw:stroke-linejoin="round" draw:fill="none" fo:padding-top="0.142cm" fo:padding-bottom="0.142cm" fo:padding-left="0.267cm" fo:padding-right="0.267cm"/>
    </style:style>
    <style:style style:name="gr7" style:family="graphic" style:parent-style-name="standard">
      <style:graphic-properties draw:stroke="none" svg:stroke-width="0.044cm" draw:stroke-linejoin="miter" draw:fill="solid" draw:fill-color="#ffffff" draw:opacity="0%"/>
    </style:style>
    <style:style style:name="gr8" style:family="graphic" style:parent-style-name="standard">
      <style:graphic-properties draw:stroke="none" svg:stroke-width="0.044cm" draw:stroke-linejoin="miter" draw:fill="solid" draw:fill-color="#000000"/>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e3d200"/>
    </style:style>
    <style:style style:name="P4" style:family="paragraph">
      <loext:graphic-properties draw:fill="solid" draw:fill-color="#ffffff" draw:opacity="0%"/>
    </style:style>
  </office:automatic-styles>
  <office:body>
    <office:drawing>
      <draw:page draw:name="page1" draw:style-name="dp1" draw:master-page-name="Default">
        <draw:polygon draw:style-name="gr1" draw:text-style-name="P1" draw:layer="layout" svg:width="0.376cm" svg:height="11.591cm" svg:x="1.825cm" svg:y="0.127cm" svg:viewBox="0 0 377 11592" draw:points="189,11592 0,11592 0,0 377,0 377,11592">
          <text:p/>
        </draw:polygon>
        <draw:line draw:style-name="gr2" draw:text-style-name="P1" draw:layer="layout" svg:x1="2.013cm" svg:y1="11.716cm" svg:x2="2.013cm" svg:y2="0.665cm">
          <text:p/>
        </draw:line>
        <draw:polygon draw:style-name="gr3" draw:text-style-name="P2" draw:layer="layout" svg:width="0.375cm" svg:height="0.562cm" svg:x="1.825cm" svg:y="0.127cm" svg:viewBox="0 0 376 563" draw:points="188,0 0,563 376,563">
          <text:p/>
        </draw:polygon>
        <draw:polygon draw:style-name="gr1" draw:text-style-name="P1" draw:layer="layout" svg:width="18.735cm" svg:height="0.376cm" svg:x="-0.211cm" svg:y="10.417cm" svg:viewBox="0 0 18736 377" draw:points="9368,377 0,377 0,0 18736,0 18736,377">
          <text:p/>
        </draw:polygon>
        <draw:line draw:style-name="gr2" draw:text-style-name="P1" draw:layer="layout" svg:x1="-0.21cm" svg:y1="10.605cm" svg:x2="17.985cm" svg:y2="10.605cm">
          <text:p/>
        </draw:line>
        <draw:polygon draw:style-name="gr3" draw:text-style-name="P2" draw:layer="layout" svg:width="0.562cm" svg:height="0.375cm" svg:x="17.96cm" svg:y="10.417cm" svg:viewBox="0 0 563 376" draw:points="563,188 0,0 0,376">
          <text:p/>
        </draw:polygon>
        <draw:polygon draw:style-name="gr1" draw:text-style-name="P1" draw:layer="layout" svg:width="0.457cm" svg:height="0.267cm" svg:x="17.78cm" svg:y="11.291cm" svg:viewBox="0 0 458 268" draw:points="229,268 0,268 0,0 458,0 458,268">
          <text:p/>
        </draw:polygon>
        <draw:polygon draw:style-name="gr1" draw:text-style-name="P1" draw:layer="layout" svg:width="0.411cm" svg:height="0.281cm" svg:x="17.798cm" svg:y="11.284cm" svg:viewBox="0 0 412 282" draw:points="206,282 0,282 0,0 412,0 412,282">
          <text:p/>
        </draw:polygon>
        <draw:polygon draw:style-name="gr1" draw:text-style-name="P1" draw:layer="layout" svg:width="1.28cm" svg:height="0.617cm" svg:x="0.119cm" svg:y="0.118cm" svg:viewBox="0 0 1281 618" draw:points="641,618 0,618 0,0 1281,0 1281,618">
          <text:p/>
        </draw:polygon>
        <draw:polygon draw:style-name="gr1" draw:text-style-name="P1" draw:layer="layout" svg:width="0.44cm" svg:height="0.45cm" svg:x="0.149cm" svg:y="0.144cm" svg:viewBox="0 0 441 451" draw:points="220,451 0,451 0,0 441,0 441,451">
          <text:p/>
        </draw:polygon>
        <draw:polygon draw:style-name="gr1" draw:text-style-name="P1" draw:layer="layout" svg:width="0.087cm" svg:height="0.617cm" svg:x="0.673cm" svg:y="0.116cm" svg:viewBox="0 0 88 618" draw:points="44,618 0,618 0,0 88,0 88,618">
          <text:p/>
        </draw:polygon>
        <draw:polygon draw:style-name="gr1" draw:text-style-name="P1" draw:layer="layout" svg:width="0.41cm" svg:height="0.282cm" svg:x="0.789cm" svg:y="0.305cm" svg:viewBox="0 0 411 283" draw:points="206,283 0,283 0,0 411,0 411,283">
          <text:p/>
        </draw:polygon>
        <draw:polygon draw:style-name="gr1" draw:text-style-name="P1" draw:layer="layout" svg:width="0.088cm" svg:height="0.617cm" svg:x="1.239cm" svg:y="0.116cm" svg:viewBox="0 0 89 618" draw:points="44,618 0,618 0,0 89,0 89,618">
          <text:p/>
        </draw:polygon>
        <draw:polygon draw:style-name="gr1" draw:text-style-name="P1" draw:layer="layout" svg:width="13.63cm" svg:height="7.272cm" svg:x="3.238cm" svg:y="1.504cm" svg:viewBox="0 0 13631 7273" draw:points="6816,7273 0,7273 0,0 13631,0 13631,7273">
          <text:p/>
        </draw:polygon>
        <draw:path draw:style-name="gr2" draw:text-style-name="P1" draw:layer="layout" svg:width="13.626cm" svg:height="7.269cm" svg:x="3.239cm" svg:y="1.505cm" svg:viewBox="0 0 13627 7270" svg:d="M0 0c76 329 176 655 220 993 39 292 110 582 221 860 105 262 138 549 243 815 116 296 295 566 419 860 155 368 420 663 683 949 193 209 332 460 507 682 250 317 548 598 837 883 229 226 468 453 750 618 260 151 507 343 794 441 350 119 741 50 1103 131 305 68 618 24 926 23 266 0 539-7 794-88 252-81 516-127 771-199 250-70 510-142 728-286 231-152 467-305 662-507 274-284 563-557 838-838 225-230 460-455 661-706 233-290 405-634 684-882 281-250 414-577 551-905 120-285 235-557 353-837 130-311 382-556 528-861l177-330 132-265 45-88">
          <text:p/>
        </draw:path>
        <draw:polygon draw:style-name="gr1" draw:text-style-name="P1" draw:layer="layout" svg:width="2.385cm" svg:height="3.179cm" svg:x="14.164cm" svg:y="3.353cm" svg:viewBox="0 0 2386 3180" draw:points="1193,3180 0,3180 0,0 2386,0 2386,3180">
          <text:p/>
        </draw:polygon>
        <draw:line draw:style-name="gr4" draw:text-style-name="P1" draw:layer="layout" svg:x1="14.165cm" svg:y1="6.53cm" svg:x2="16.547cm" svg:y2="3.354cm">
          <text:p/>
        </draw:line>
        <draw:line draw:style-name="gr4" draw:text-style-name="P1" draw:layer="layout" svg:x1="5.248cm" svg:y1="6.468cm" svg:x2="3.658cm" svg:y2="4.086cm">
          <text:p/>
        </draw:line>
        <draw:polygon draw:style-name="gr1" draw:text-style-name="P1" draw:layer="layout" svg:width="0.004cm" svg:height="5.719cm" svg:x="15.346cm" svg:y="4.889cm" svg:viewBox="0 0 5 5720" draw:points="2,5720 0,5720 0,0 5,0 5,5720">
          <text:p/>
        </draw:polygon>
        <draw:line draw:style-name="gr2" draw:text-style-name="P1" draw:layer="layout" svg:x1="15.348cm" svg:y1="4.89cm" svg:x2="15.348cm" svg:y2="4.956cm">
          <text:p/>
        </draw:line>
        <draw:line draw:style-name="gr2" draw:text-style-name="P1" draw:layer="layout" svg:x1="15.348cm" svg:y1="4.996cm" svg:x2="15.348cm" svg:y2="5.064cm">
          <text:p/>
        </draw:line>
        <draw:line draw:style-name="gr2" draw:text-style-name="P1" draw:layer="layout" svg:x1="15.348cm" svg:y1="5.104cm" svg:x2="15.348cm" svg:y2="5.17cm">
          <text:p/>
        </draw:line>
        <draw:line draw:style-name="gr2" draw:text-style-name="P1" draw:layer="layout" svg:x1="15.348cm" svg:y1="5.21cm" svg:x2="15.348cm" svg:y2="5.276cm">
          <text:p/>
        </draw:line>
        <draw:line draw:style-name="gr2" draw:text-style-name="P1" draw:layer="layout" svg:x1="15.348cm" svg:y1="5.318cm" svg:x2="15.348cm" svg:y2="5.384cm">
          <text:p/>
        </draw:line>
        <draw:line draw:style-name="gr2" draw:text-style-name="P1" draw:layer="layout" svg:x1="15.348cm" svg:y1="5.424cm" svg:x2="15.348cm" svg:y2="5.49cm">
          <text:p/>
        </draw:line>
        <draw:line draw:style-name="gr2" draw:text-style-name="P1" draw:layer="layout" svg:x1="15.348cm" svg:y1="5.531cm" svg:x2="15.348cm" svg:y2="5.597cm">
          <text:p/>
        </draw:line>
        <draw:line draw:style-name="gr2" draw:text-style-name="P1" draw:layer="layout" svg:x1="15.348cm" svg:y1="5.638cm" svg:x2="15.348cm" svg:y2="5.704cm">
          <text:p/>
        </draw:line>
        <draw:line draw:style-name="gr2" draw:text-style-name="P1" draw:layer="layout" svg:x1="15.348cm" svg:y1="5.744cm" svg:x2="15.348cm" svg:y2="5.812cm">
          <text:p/>
        </draw:line>
        <draw:line draw:style-name="gr2" draw:text-style-name="P1" draw:layer="layout" svg:x1="15.348cm" svg:y1="5.851cm" svg:x2="15.348cm" svg:y2="5.917cm">
          <text:p/>
        </draw:line>
        <draw:line draw:style-name="gr2" draw:text-style-name="P1" draw:layer="layout" svg:x1="15.348cm" svg:y1="5.958cm" svg:x2="15.348cm" svg:y2="6.024cm">
          <text:p/>
        </draw:line>
        <draw:line draw:style-name="gr2" draw:text-style-name="P1" draw:layer="layout" svg:x1="15.348cm" svg:y1="6.065cm" svg:x2="15.348cm" svg:y2="6.131cm">
          <text:p/>
        </draw:line>
        <draw:line draw:style-name="gr2" draw:text-style-name="P1" draw:layer="layout" svg:x1="15.348cm" svg:y1="6.171cm" svg:x2="15.348cm" svg:y2="6.237cm">
          <text:p/>
        </draw:line>
        <draw:line draw:style-name="gr2" draw:text-style-name="P1" draw:layer="layout" svg:x1="15.348cm" svg:y1="6.279cm" svg:x2="15.348cm" svg:y2="6.345cm">
          <text:p/>
        </draw:line>
        <draw:line draw:style-name="gr2" draw:text-style-name="P1" draw:layer="layout" svg:x1="15.348cm" svg:y1="6.385cm" svg:x2="15.348cm" svg:y2="6.451cm">
          <text:p/>
        </draw:line>
        <draw:line draw:style-name="gr2" draw:text-style-name="P1" draw:layer="layout" svg:x1="15.348cm" svg:y1="6.491cm" svg:x2="15.348cm" svg:y2="6.559cm">
          <text:p/>
        </draw:line>
        <draw:line draw:style-name="gr2" draw:text-style-name="P1" draw:layer="layout" svg:x1="15.348cm" svg:y1="6.599cm" svg:x2="15.348cm" svg:y2="6.665cm">
          <text:p/>
        </draw:line>
        <draw:line draw:style-name="gr2" draw:text-style-name="P1" draw:layer="layout" svg:x1="15.348cm" svg:y1="6.705cm" svg:x2="15.348cm" svg:y2="6.771cm">
          <text:p/>
        </draw:line>
        <draw:line draw:style-name="gr2" draw:text-style-name="P1" draw:layer="layout" svg:x1="15.348cm" svg:y1="6.812cm" svg:x2="15.348cm" svg:y2="6.878cm">
          <text:p/>
        </draw:line>
        <draw:line draw:style-name="gr2" draw:text-style-name="P1" draw:layer="layout" svg:x1="15.348cm" svg:y1="6.919cm" svg:x2="15.348cm" svg:y2="6.985cm">
          <text:p/>
        </draw:line>
        <draw:line draw:style-name="gr2" draw:text-style-name="P1" draw:layer="layout" svg:x1="15.348cm" svg:y1="7.026cm" svg:x2="15.348cm" svg:y2="7.092cm">
          <text:p/>
        </draw:line>
        <draw:line draw:style-name="gr2" draw:text-style-name="P1" draw:layer="layout" svg:x1="15.348cm" svg:y1="7.132cm" svg:x2="15.348cm" svg:y2="7.198cm">
          <text:p/>
        </draw:line>
        <draw:line draw:style-name="gr2" draw:text-style-name="P1" draw:layer="layout" svg:x1="15.348cm" svg:y1="7.239cm" svg:x2="15.348cm" svg:y2="7.307cm">
          <text:p/>
        </draw:line>
        <draw:line draw:style-name="gr2" draw:text-style-name="P1" draw:layer="layout" svg:x1="15.348cm" svg:y1="7.346cm" svg:x2="15.348cm" svg:y2="7.412cm">
          <text:p/>
        </draw:line>
        <draw:line draw:style-name="gr2" draw:text-style-name="P1" draw:layer="layout" svg:x1="15.348cm" svg:y1="7.452cm" svg:x2="15.348cm" svg:y2="7.518cm">
          <text:p/>
        </draw:line>
        <draw:line draw:style-name="gr2" draw:text-style-name="P1" draw:layer="layout" svg:x1="15.348cm" svg:y1="7.56cm" svg:x2="15.348cm" svg:y2="7.626cm">
          <text:p/>
        </draw:line>
        <draw:line draw:style-name="gr2" draw:text-style-name="P1" draw:layer="layout" svg:x1="15.348cm" svg:y1="7.666cm" svg:x2="15.348cm" svg:y2="7.732cm">
          <text:p/>
        </draw:line>
        <draw:line draw:style-name="gr2" draw:text-style-name="P1" draw:layer="layout" svg:x1="15.348cm" svg:y1="7.774cm" svg:x2="15.348cm" svg:y2="7.84cm">
          <text:p/>
        </draw:line>
        <draw:line draw:style-name="gr2" draw:text-style-name="P1" draw:layer="layout" svg:x1="15.348cm" svg:y1="7.88cm" svg:x2="15.348cm" svg:y2="7.946cm">
          <text:p/>
        </draw:line>
        <draw:line draw:style-name="gr2" draw:text-style-name="P1" draw:layer="layout" svg:x1="15.348cm" svg:y1="7.987cm" svg:x2="15.348cm" svg:y2="8.053cm">
          <text:p/>
        </draw:line>
        <draw:line draw:style-name="gr2" draw:text-style-name="P1" draw:layer="layout" svg:x1="15.348cm" svg:y1="8.094cm" svg:x2="15.348cm" svg:y2="8.16cm">
          <text:p/>
        </draw:line>
        <draw:line draw:style-name="gr2" draw:text-style-name="P1" draw:layer="layout" svg:x1="15.348cm" svg:y1="8.2cm" svg:x2="15.348cm" svg:y2="8.266cm">
          <text:p/>
        </draw:line>
        <draw:line draw:style-name="gr2" draw:text-style-name="P1" draw:layer="layout" svg:x1="15.348cm" svg:y1="8.307cm" svg:x2="15.348cm" svg:y2="8.373cm">
          <text:p/>
        </draw:line>
        <draw:line draw:style-name="gr2" draw:text-style-name="P1" draw:layer="layout" svg:x1="15.348cm" svg:y1="8.414cm" svg:x2="15.348cm" svg:y2="8.48cm">
          <text:p/>
        </draw:line>
        <draw:line draw:style-name="gr2" draw:text-style-name="P1" draw:layer="layout" svg:x1="15.348cm" svg:y1="8.521cm" svg:x2="15.348cm" svg:y2="8.587cm">
          <text:p/>
        </draw:line>
        <draw:line draw:style-name="gr2" draw:text-style-name="P1" draw:layer="layout" svg:x1="15.348cm" svg:y1="8.628cm" svg:x2="15.348cm" svg:y2="8.694cm">
          <text:p/>
        </draw:line>
        <draw:line draw:style-name="gr2" draw:text-style-name="P1" draw:layer="layout" svg:x1="15.348cm" svg:y1="8.735cm" svg:x2="15.348cm" svg:y2="8.801cm">
          <text:p/>
        </draw:line>
        <draw:line draw:style-name="gr2" draw:text-style-name="P1" draw:layer="layout" svg:x1="15.348cm" svg:y1="8.841cm" svg:x2="15.348cm" svg:y2="8.907cm">
          <text:p/>
        </draw:line>
        <draw:line draw:style-name="gr2" draw:text-style-name="P1" draw:layer="layout" svg:x1="15.348cm" svg:y1="8.948cm" svg:x2="15.348cm" svg:y2="9.014cm">
          <text:p/>
        </draw:line>
        <draw:line draw:style-name="gr2" draw:text-style-name="P1" draw:layer="layout" svg:x1="15.348cm" svg:y1="9.055cm" svg:x2="15.348cm" svg:y2="9.121cm">
          <text:p/>
        </draw:line>
        <draw:line draw:style-name="gr2" draw:text-style-name="P1" draw:layer="layout" svg:x1="15.348cm" svg:y1="9.161cm" svg:x2="15.348cm" svg:y2="9.227cm">
          <text:p/>
        </draw:line>
        <draw:line draw:style-name="gr2" draw:text-style-name="P1" draw:layer="layout" svg:x1="15.348cm" svg:y1="9.269cm" svg:x2="15.348cm" svg:y2="9.335cm">
          <text:p/>
        </draw:line>
        <draw:line draw:style-name="gr2" draw:text-style-name="P1" draw:layer="layout" svg:x1="15.348cm" svg:y1="9.375cm" svg:x2="15.348cm" svg:y2="9.441cm">
          <text:p/>
        </draw:line>
        <draw:line draw:style-name="gr2" draw:text-style-name="P1" draw:layer="layout" svg:x1="15.348cm" svg:y1="9.482cm" svg:x2="15.348cm" svg:y2="9.548cm">
          <text:p/>
        </draw:line>
        <draw:line draw:style-name="gr2" draw:text-style-name="P1" draw:layer="layout" svg:x1="15.348cm" svg:y1="9.589cm" svg:x2="15.348cm" svg:y2="9.655cm">
          <text:p/>
        </draw:line>
        <draw:line draw:style-name="gr2" draw:text-style-name="P1" draw:layer="layout" svg:x1="15.348cm" svg:y1="9.695cm" svg:x2="15.348cm" svg:y2="9.763cm">
          <text:p/>
        </draw:line>
        <draw:line draw:style-name="gr2" draw:text-style-name="P1" draw:layer="layout" svg:x1="15.348cm" svg:y1="9.803cm" svg:x2="15.348cm" svg:y2="9.869cm">
          <text:p/>
        </draw:line>
        <draw:line draw:style-name="gr2" draw:text-style-name="P1" draw:layer="layout" svg:x1="15.348cm" svg:y1="9.909cm" svg:x2="15.348cm" svg:y2="9.975cm">
          <text:p/>
        </draw:line>
        <draw:line draw:style-name="gr2" draw:text-style-name="P1" draw:layer="layout" svg:x1="15.348cm" svg:y1="10.016cm" svg:x2="15.348cm" svg:y2="10.082cm">
          <text:p/>
        </draw:line>
        <draw:line draw:style-name="gr2" draw:text-style-name="P1" draw:layer="layout" svg:x1="15.348cm" svg:y1="10.123cm" svg:x2="15.348cm" svg:y2="10.189cm">
          <text:p/>
        </draw:line>
        <draw:line draw:style-name="gr2" draw:text-style-name="P1" draw:layer="layout" svg:x1="15.348cm" svg:y1="10.23cm" svg:x2="15.348cm" svg:y2="10.296cm">
          <text:p/>
        </draw:line>
        <draw:line draw:style-name="gr2" draw:text-style-name="P1" draw:layer="layout" svg:x1="15.348cm" svg:y1="10.336cm" svg:x2="15.348cm" svg:y2="10.402cm">
          <text:p/>
        </draw:line>
        <draw:line draw:style-name="gr2" draw:text-style-name="P1" draw:layer="layout" svg:x1="15.348cm" svg:y1="10.443cm" svg:x2="15.348cm" svg:y2="10.511cm">
          <text:p/>
        </draw:line>
        <draw:line draw:style-name="gr2" draw:text-style-name="P1" draw:layer="layout" svg:x1="15.348cm" svg:y1="10.55cm" svg:x2="15.348cm" svg:y2="10.605cm">
          <text:p/>
        </draw:line>
        <draw:polygon draw:style-name="gr1" draw:text-style-name="P1" draw:layer="layout" svg:width="0.004cm" svg:height="5.244cm" svg:x="4.471cm" svg:y="5.365cm" svg:viewBox="0 0 5 5245" draw:points="2,5245 0,5245 0,0 5,0 5,5245">
          <text:p/>
        </draw:polygon>
        <draw:line draw:style-name="gr2" draw:text-style-name="P1" draw:layer="layout" svg:x1="4.473cm" svg:y1="5.366cm" svg:x2="4.473cm" svg:y2="5.432cm">
          <text:p/>
        </draw:line>
        <draw:line draw:style-name="gr2" draw:text-style-name="P1" draw:layer="layout" svg:x1="4.473cm" svg:y1="5.473cm" svg:x2="4.473cm" svg:y2="5.541cm">
          <text:p/>
        </draw:line>
        <draw:line draw:style-name="gr2" draw:text-style-name="P1" draw:layer="layout" svg:x1="4.473cm" svg:y1="5.58cm" svg:x2="4.473cm" svg:y2="5.646cm">
          <text:p/>
        </draw:line>
        <draw:line draw:style-name="gr2" draw:text-style-name="P1" draw:layer="layout" svg:x1="4.473cm" svg:y1="5.686cm" svg:x2="4.473cm" svg:y2="5.752cm">
          <text:p/>
        </draw:line>
        <draw:line draw:style-name="gr2" draw:text-style-name="P1" draw:layer="layout" svg:x1="4.473cm" svg:y1="5.794cm" svg:x2="4.473cm" svg:y2="5.86cm">
          <text:p/>
        </draw:line>
        <draw:line draw:style-name="gr2" draw:text-style-name="P1" draw:layer="layout" svg:x1="4.473cm" svg:y1="5.9cm" svg:x2="4.473cm" svg:y2="5.966cm">
          <text:p/>
        </draw:line>
        <draw:line draw:style-name="gr2" draw:text-style-name="P1" draw:layer="layout" svg:x1="4.473cm" svg:y1="6.008cm" svg:x2="4.473cm" svg:y2="6.074cm">
          <text:p/>
        </draw:line>
        <draw:line draw:style-name="gr2" draw:text-style-name="P1" draw:layer="layout" svg:x1="4.473cm" svg:y1="6.114cm" svg:x2="4.473cm" svg:y2="6.18cm">
          <text:p/>
        </draw:line>
        <draw:line draw:style-name="gr2" draw:text-style-name="P1" draw:layer="layout" svg:x1="4.473cm" svg:y1="6.22cm" svg:x2="4.473cm" svg:y2="6.288cm">
          <text:p/>
        </draw:line>
        <draw:line draw:style-name="gr2" draw:text-style-name="P1" draw:layer="layout" svg:x1="4.473cm" svg:y1="6.328cm" svg:x2="4.473cm" svg:y2="6.394cm">
          <text:p/>
        </draw:line>
        <draw:line draw:style-name="gr2" draw:text-style-name="P1" draw:layer="layout" svg:x1="4.473cm" svg:y1="6.434cm" svg:x2="4.473cm" svg:y2="6.5cm">
          <text:p/>
        </draw:line>
        <draw:line draw:style-name="gr2" draw:text-style-name="P1" draw:layer="layout" svg:x1="4.473cm" svg:y1="6.541cm" svg:x2="4.473cm" svg:y2="6.607cm">
          <text:p/>
        </draw:line>
        <draw:line draw:style-name="gr2" draw:text-style-name="P1" draw:layer="layout" svg:x1="4.473cm" svg:y1="6.647cm" svg:x2="4.473cm" svg:y2="6.713cm">
          <text:p/>
        </draw:line>
        <draw:line draw:style-name="gr2" draw:text-style-name="P1" draw:layer="layout" svg:x1="4.473cm" svg:y1="6.755cm" svg:x2="4.473cm" svg:y2="6.821cm">
          <text:p/>
        </draw:line>
        <draw:line draw:style-name="gr2" draw:text-style-name="P1" draw:layer="layout" svg:x1="4.473cm" svg:y1="6.861cm" svg:x2="4.473cm" svg:y2="6.927cm">
          <text:p/>
        </draw:line>
        <draw:line draw:style-name="gr2" draw:text-style-name="P1" draw:layer="layout" svg:x1="4.473cm" svg:y1="6.967cm" svg:x2="4.473cm" svg:y2="7.035cm">
          <text:p/>
        </draw:line>
        <draw:line draw:style-name="gr2" draw:text-style-name="P1" draw:layer="layout" svg:x1="4.473cm" svg:y1="7.075cm" svg:x2="4.473cm" svg:y2="7.141cm">
          <text:p/>
        </draw:line>
        <draw:line draw:style-name="gr2" draw:text-style-name="P1" draw:layer="layout" svg:x1="4.473cm" svg:y1="7.181cm" svg:x2="4.473cm" svg:y2="7.247cm">
          <text:p/>
        </draw:line>
        <draw:line draw:style-name="gr2" draw:text-style-name="P1" draw:layer="layout" svg:x1="4.473cm" svg:y1="7.289cm" svg:x2="4.473cm" svg:y2="7.355cm">
          <text:p/>
        </draw:line>
        <draw:line draw:style-name="gr2" draw:text-style-name="P1" draw:layer="layout" svg:x1="4.473cm" svg:y1="7.395cm" svg:x2="4.473cm" svg:y2="7.461cm">
          <text:p/>
        </draw:line>
        <draw:line draw:style-name="gr2" draw:text-style-name="P1" draw:layer="layout" svg:x1="4.473cm" svg:y1="7.502cm" svg:x2="4.473cm" svg:y2="7.568cm">
          <text:p/>
        </draw:line>
        <draw:line draw:style-name="gr2" draw:text-style-name="P1" draw:layer="layout" svg:x1="4.473cm" svg:y1="7.609cm" svg:x2="4.473cm" svg:y2="7.675cm">
          <text:p/>
        </draw:line>
        <draw:line draw:style-name="gr2" draw:text-style-name="P1" draw:layer="layout" svg:x1="4.473cm" svg:y1="7.715cm" svg:x2="4.473cm" svg:y2="7.783cm">
          <text:p/>
        </draw:line>
        <draw:line draw:style-name="gr2" draw:text-style-name="P1" draw:layer="layout" svg:x1="4.473cm" svg:y1="7.822cm" svg:x2="4.473cm" svg:y2="7.888cm">
          <text:p/>
        </draw:line>
        <draw:line draw:style-name="gr2" draw:text-style-name="P1" draw:layer="layout" svg:x1="4.473cm" svg:y1="7.929cm" svg:x2="4.473cm" svg:y2="7.995cm">
          <text:p/>
        </draw:line>
        <draw:line draw:style-name="gr2" draw:text-style-name="P1" draw:layer="layout" svg:x1="4.473cm" svg:y1="8.036cm" svg:x2="4.473cm" svg:y2="8.102cm">
          <text:p/>
        </draw:line>
        <draw:line draw:style-name="gr2" draw:text-style-name="P1" draw:layer="layout" svg:x1="4.473cm" svg:y1="8.143cm" svg:x2="4.473cm" svg:y2="8.209cm">
          <text:p/>
        </draw:line>
        <draw:line draw:style-name="gr2" draw:text-style-name="P1" draw:layer="layout" svg:x1="4.473cm" svg:y1="8.25cm" svg:x2="4.473cm" svg:y2="8.316cm">
          <text:p/>
        </draw:line>
        <draw:line draw:style-name="gr2" draw:text-style-name="P1" draw:layer="layout" svg:x1="4.473cm" svg:y1="8.356cm" svg:x2="4.473cm" svg:y2="8.422cm">
          <text:p/>
        </draw:line>
        <draw:line draw:style-name="gr2" draw:text-style-name="P1" draw:layer="layout" svg:x1="4.473cm" svg:y1="8.464cm" svg:x2="4.473cm" svg:y2="8.53cm">
          <text:p/>
        </draw:line>
        <draw:line draw:style-name="gr2" draw:text-style-name="P1" draw:layer="layout" svg:x1="4.473cm" svg:y1="8.57cm" svg:x2="4.473cm" svg:y2="8.636cm">
          <text:p/>
        </draw:line>
        <draw:line draw:style-name="gr2" draw:text-style-name="P1" draw:layer="layout" svg:x1="4.473cm" svg:y1="8.676cm" svg:x2="4.473cm" svg:y2="8.742cm">
          <text:p/>
        </draw:line>
        <draw:line draw:style-name="gr2" draw:text-style-name="P1" draw:layer="layout" svg:x1="4.473cm" svg:y1="8.784cm" svg:x2="4.473cm" svg:y2="8.85cm">
          <text:p/>
        </draw:line>
        <draw:line draw:style-name="gr2" draw:text-style-name="P1" draw:layer="layout" svg:x1="4.473cm" svg:y1="8.89cm" svg:x2="4.473cm" svg:y2="8.956cm">
          <text:p/>
        </draw:line>
        <draw:line draw:style-name="gr2" draw:text-style-name="P1" draw:layer="layout" svg:x1="4.473cm" svg:y1="8.998cm" svg:x2="4.473cm" svg:y2="9.064cm">
          <text:p/>
        </draw:line>
        <draw:line draw:style-name="gr2" draw:text-style-name="P1" draw:layer="layout" svg:x1="4.473cm" svg:y1="9.104cm" svg:x2="4.473cm" svg:y2="9.17cm">
          <text:p/>
        </draw:line>
        <draw:line draw:style-name="gr2" draw:text-style-name="P1" draw:layer="layout" svg:x1="4.473cm" svg:y1="9.211cm" svg:x2="4.473cm" svg:y2="9.277cm">
          <text:p/>
        </draw:line>
        <draw:line draw:style-name="gr2" draw:text-style-name="P1" draw:layer="layout" svg:x1="4.473cm" svg:y1="9.317cm" svg:x2="4.473cm" svg:y2="9.383cm">
          <text:p/>
        </draw:line>
        <draw:line draw:style-name="gr2" draw:text-style-name="P1" draw:layer="layout" svg:x1="4.473cm" svg:y1="9.424cm" svg:x2="4.473cm" svg:y2="9.49cm">
          <text:p/>
        </draw:line>
        <draw:line draw:style-name="gr2" draw:text-style-name="P1" draw:layer="layout" svg:x1="4.473cm" svg:y1="9.531cm" svg:x2="4.473cm" svg:y2="9.597cm">
          <text:p/>
        </draw:line>
        <draw:line draw:style-name="gr2" draw:text-style-name="P1" draw:layer="layout" svg:x1="4.473cm" svg:y1="9.637cm" svg:x2="4.473cm" svg:y2="9.703cm">
          <text:p/>
        </draw:line>
        <draw:line draw:style-name="gr2" draw:text-style-name="P1" draw:layer="layout" svg:x1="4.473cm" svg:y1="9.745cm" svg:x2="4.473cm" svg:y2="9.811cm">
          <text:p/>
        </draw:line>
        <draw:line draw:style-name="gr2" draw:text-style-name="P1" draw:layer="layout" svg:x1="4.473cm" svg:y1="9.851cm" svg:x2="4.473cm" svg:y2="9.917cm">
          <text:p/>
        </draw:line>
        <draw:line draw:style-name="gr2" draw:text-style-name="P1" draw:layer="layout" svg:x1="4.473cm" svg:y1="9.959cm" svg:x2="4.473cm" svg:y2="10.025cm">
          <text:p/>
        </draw:line>
        <draw:line draw:style-name="gr2" draw:text-style-name="P1" draw:layer="layout" svg:x1="4.473cm" svg:y1="10.065cm" svg:x2="4.473cm" svg:y2="10.131cm">
          <text:p/>
        </draw:line>
        <draw:line draw:style-name="gr2" draw:text-style-name="P1" draw:layer="layout" svg:x1="4.473cm" svg:y1="10.171cm" svg:x2="4.473cm" svg:y2="10.239cm">
          <text:p/>
        </draw:line>
        <draw:line draw:style-name="gr2" draw:text-style-name="P1" draw:layer="layout" svg:x1="4.473cm" svg:y1="10.279cm" svg:x2="4.473cm" svg:y2="10.345cm">
          <text:p/>
        </draw:line>
        <draw:line draw:style-name="gr2" draw:text-style-name="P1" draw:layer="layout" svg:x1="4.473cm" svg:y1="10.385cm" svg:x2="4.473cm" svg:y2="10.451cm">
          <text:p/>
        </draw:line>
        <draw:line draw:style-name="gr2" draw:text-style-name="P1" draw:layer="layout" svg:x1="4.473cm" svg:y1="10.493cm" svg:x2="4.473cm" svg:y2="10.559cm">
          <text:p/>
        </draw:line>
        <draw:line draw:style-name="gr2" draw:text-style-name="P1" draw:layer="layout" svg:x1="4.473cm" svg:y1="10.599cm" svg:x2="4.473cm" svg:y2="10.607cm">
          <text:p/>
        </draw:line>
        <draw:polygon draw:style-name="gr1" draw:text-style-name="P1" draw:layer="layout" svg:width="0.776cm" svg:height="0.36cm" svg:x="3.441cm" svg:y="9.978cm" svg:viewBox="0 0 777 361" draw:points="389,361 0,361 0,0 777,0 777,361">
          <text:p/>
        </draw:polygon>
        <draw:polygon draw:style-name="gr1" draw:text-style-name="P1" draw:layer="layout" svg:width="0.411cm" svg:height="0.284cm" svg:x="3.459cm" svg:y="9.97cm" svg:viewBox="0 0 412 285" draw:points="206,285 0,285 0,0 412,0 412,285">
          <text:p/>
        </draw:polygon>
        <draw:polygon draw:style-name="gr1" draw:text-style-name="P1" draw:layer="layout" svg:width="2.501cm" svg:height="0.549cm" svg:x="4.576cm" svg:y="4.349cm" svg:viewBox="0 0 2502 550" draw:points="1251,550 0,550 0,0 2502,0 2502,550">
          <text:p/>
        </draw:polygon>
        <draw:polygon draw:style-name="gr1" draw:text-style-name="P1" draw:layer="layout" svg:width="0.231cm" svg:height="0.284cm" svg:x="4.609cm" svg:y="4.503cm" svg:viewBox="0 0 232 285" draw:points="116,285 0,285 0,0 232,0 232,285">
          <text:p/>
        </draw:polygon>
        <draw:polygon draw:style-name="gr1" draw:text-style-name="P1" draw:layer="layout" svg:width="0.285cm" svg:height="0.41cm" svg:x="6.795cm" svg:y="5.119cm" svg:viewBox="0 0 286 411" draw:points="143,411 0,411 0,0 286,0 286,411">
          <text:p/>
        </draw:polygon>
        <draw:polygon draw:style-name="gr1" draw:text-style-name="P1" draw:layer="layout" svg:width="0.005cm" svg:height="1.75cm" svg:x="9.471cm" svg:y="8.732cm" svg:viewBox="0 0 6 1751" draw:points="3,1751 0,1751 0,0 6,0 6,1751">
          <text:p/>
        </draw:polygon>
        <draw:line draw:style-name="gr2" draw:text-style-name="P1" draw:layer="layout" svg:x1="9.474cm" svg:y1="8.734cm" svg:x2="9.474cm" svg:y2="8.8cm">
          <text:p/>
        </draw:line>
        <draw:line draw:style-name="gr2" draw:text-style-name="P1" draw:layer="layout" svg:x1="9.474cm" svg:y1="8.84cm" svg:x2="9.474cm" svg:y2="8.908cm">
          <text:p/>
        </draw:line>
        <draw:line draw:style-name="gr2" draw:text-style-name="P1" draw:layer="layout" svg:x1="9.474cm" svg:y1="8.948cm" svg:x2="9.474cm" svg:y2="9.014cm">
          <text:p/>
        </draw:line>
        <draw:line draw:style-name="gr2" draw:text-style-name="P1" draw:layer="layout" svg:x1="9.474cm" svg:y1="9.054cm" svg:x2="9.474cm" svg:y2="9.12cm">
          <text:p/>
        </draw:line>
        <draw:line draw:style-name="gr2" draw:text-style-name="P1" draw:layer="layout" svg:x1="9.474cm" svg:y1="9.161cm" svg:x2="9.474cm" svg:y2="9.227cm">
          <text:p/>
        </draw:line>
        <draw:line draw:style-name="gr2" draw:text-style-name="P1" draw:layer="layout" svg:x1="9.474cm" svg:y1="9.267cm" svg:x2="9.474cm" svg:y2="9.333cm">
          <text:p/>
        </draw:line>
        <draw:line draw:style-name="gr2" draw:text-style-name="P1" draw:layer="layout" svg:x1="9.474cm" svg:y1="9.375cm" svg:x2="9.474cm" svg:y2="9.441cm">
          <text:p/>
        </draw:line>
        <draw:line draw:style-name="gr2" draw:text-style-name="P1" draw:layer="layout" svg:x1="9.474cm" svg:y1="9.481cm" svg:x2="9.474cm" svg:y2="9.547cm">
          <text:p/>
        </draw:line>
        <draw:line draw:style-name="gr2" draw:text-style-name="P1" draw:layer="layout" svg:x1="9.476cm" svg:y1="9.587cm" svg:x2="9.473cm" svg:y2="9.655cm">
          <text:p/>
        </draw:line>
        <draw:line draw:style-name="gr2" draw:text-style-name="P1" draw:layer="layout" svg:x1="9.473cm" svg:y1="9.695cm" svg:x2="9.473cm" svg:y2="9.761cm">
          <text:p/>
        </draw:line>
        <draw:line draw:style-name="gr2" draw:text-style-name="P1" draw:layer="layout" svg:x1="9.473cm" svg:y1="9.801cm" svg:x2="9.473cm" svg:y2="9.867cm">
          <text:p/>
        </draw:line>
        <draw:line draw:style-name="gr2" draw:text-style-name="P1" draw:layer="layout" svg:x1="9.473cm" svg:y1="9.909cm" svg:x2="9.473cm" svg:y2="9.975cm">
          <text:p/>
        </draw:line>
        <draw:line draw:style-name="gr2" draw:text-style-name="P1" draw:layer="layout" svg:x1="9.473cm" svg:y1="10.015cm" svg:x2="9.473cm" svg:y2="10.081cm">
          <text:p/>
        </draw:line>
        <draw:line draw:style-name="gr2" draw:text-style-name="P1" draw:layer="layout" svg:x1="9.473cm" svg:y1="10.123cm" svg:x2="9.473cm" svg:y2="10.189cm">
          <text:p/>
        </draw:line>
        <draw:line draw:style-name="gr2" draw:text-style-name="P1" draw:layer="layout" svg:x1="9.473cm" svg:y1="10.229cm" svg:x2="9.473cm" svg:y2="10.295cm">
          <text:p/>
        </draw:line>
        <draw:line draw:style-name="gr2" draw:text-style-name="P1" draw:layer="layout" svg:x1="9.473cm" svg:y1="10.335cm" svg:x2="9.473cm" svg:y2="10.403cm">
          <text:p/>
        </draw:line>
        <draw:line draw:style-name="gr2" draw:text-style-name="P1" draw:layer="layout" svg:x1="9.473cm" svg:y1="10.443cm" svg:x2="9.473cm" svg:y2="10.481cm">
          <text:p/>
        </draw:line>
        <draw:polygon draw:style-name="gr1" draw:text-style-name="P1" draw:layer="layout" svg:width="0.957cm" svg:height="1.021cm" svg:x="8.996cm" svg:y="10.126cm" svg:viewBox="0 0 958 1022" draw:points="479,1022 0,1022 0,0 958,0 958,1022">
          <text:p/>
        </draw:polygon>
        <draw:path draw:style-name="gr5" draw:text-style-name="P3" draw:layer="layout" svg:width="0.954cm" svg:height="1.017cm" svg:x="8.998cm" svg:y="10.128cm" svg:viewBox="0 0 955 1018" svg:d="M0 509l193 73v-147zM0 0zM955 1018z">
          <text:p/>
        </draw:path>
        <draw:polygon draw:style-name="gr6" draw:text-style-name="P1" draw:layer="layout" svg:width="0.192cm" svg:height="0.146cm" svg:x="8.998cm" svg:y="10.562cm" svg:viewBox="0 0 193 147" draw:points="0,74 193,147 193,0">
          <text:p/>
        </draw:polygon>
        <draw:polygon draw:style-name="gr6" draw:text-style-name="P1" draw:layer="layout" svg:width="0cm" svg:height="0cm" svg:x="8.998cm" svg:y="10.128cm" svg:viewBox="0 0 0 0" draw:points="0,0">
          <text:p/>
        </draw:polygon>
        <draw:polygon draw:style-name="gr6" draw:text-style-name="P1" draw:layer="layout" svg:width="0cm" svg:height="0cm" svg:x="9.951cm" svg:y="11.145cm" svg:viewBox="0 0 0 0" draw:points="0,0">
          <text:p/>
        </draw:polygon>
        <draw:path draw:style-name="gr5" draw:text-style-name="P3" draw:layer="layout" svg:width="0.954cm" svg:height="1.017cm" svg:x="8.998cm" svg:y="10.128cm" svg:viewBox="0 0 955 1018" svg:d="M139 868l186-93-97-104zM0 0zM955 1018z">
          <text:p/>
        </draw:path>
        <draw:polygon draw:style-name="gr6" draw:text-style-name="P1" draw:layer="layout" svg:width="0.186cm" svg:height="0.197cm" svg:x="9.136cm" svg:y="10.798cm" svg:viewBox="0 0 187 198" draw:points="0,198 187,104 89,0">
          <text:p/>
        </draw:polygon>
        <draw:polygon draw:style-name="gr6" draw:text-style-name="P1" draw:layer="layout" svg:width="0cm" svg:height="0cm" svg:x="8.998cm" svg:y="10.128cm" svg:viewBox="0 0 0 0" draw:points="0,0">
          <text:p/>
        </draw:polygon>
        <draw:polygon draw:style-name="gr6" draw:text-style-name="P1" draw:layer="layout" svg:width="0cm" svg:height="0cm" svg:x="9.951cm" svg:y="11.145cm" svg:viewBox="0 0 0 0" draw:points="0,0">
          <text:p/>
        </draw:polygon>
        <draw:path draw:style-name="gr5" draw:text-style-name="P3" draw:layer="layout" svg:width="0.954cm" svg:height="1.017cm" svg:x="8.998cm" svg:y="10.128cm" svg:viewBox="0 0 955 1018" svg:d="M477 1018l69-207h-138zM0 0zM955 1018z">
          <text:p/>
        </draw:path>
        <draw:polygon draw:style-name="gr6" draw:text-style-name="P1" draw:layer="layout" svg:width="0.137cm" svg:height="0.207cm" svg:x="9.405cm" svg:y="10.937cm" svg:viewBox="0 0 138 208" draw:points="69,208 138,0 0,0">
          <text:p/>
        </draw:polygon>
        <draw:polygon draw:style-name="gr6" draw:text-style-name="P1" draw:layer="layout" svg:width="0cm" svg:height="0cm" svg:x="8.998cm" svg:y="10.128cm" svg:viewBox="0 0 0 0" draw:points="0,0">
          <text:p/>
        </draw:polygon>
        <draw:polygon draw:style-name="gr6" draw:text-style-name="P1" draw:layer="layout" svg:width="0cm" svg:height="0cm" svg:x="9.951cm" svg:y="11.145cm" svg:viewBox="0 0 0 0" draw:points="0,0">
          <text:p/>
        </draw:polygon>
        <draw:path draw:style-name="gr5" draw:text-style-name="P3" draw:layer="layout" svg:width="0.954cm" svg:height="1.017cm" svg:x="8.998cm" svg:y="10.128cm" svg:viewBox="0 0 955 1018" svg:d="M815 868l-89-197-98 104zM0 0zM955 1018z">
          <text:p/>
        </draw:path>
        <draw:polygon draw:style-name="gr6" draw:text-style-name="P1" draw:layer="layout" svg:width="0.186cm" svg:height="0.197cm" svg:x="9.625cm" svg:y="10.798cm" svg:viewBox="0 0 187 198" draw:points="187,198 98,0 0,104">
          <text:p/>
        </draw:polygon>
        <draw:polygon draw:style-name="gr6" draw:text-style-name="P1" draw:layer="layout" svg:width="0cm" svg:height="0cm" svg:x="8.998cm" svg:y="10.128cm" svg:viewBox="0 0 0 0" draw:points="0,0">
          <text:p/>
        </draw:polygon>
        <draw:polygon draw:style-name="gr6" draw:text-style-name="P1" draw:layer="layout" svg:width="0cm" svg:height="0cm" svg:x="9.951cm" svg:y="11.145cm" svg:viewBox="0 0 0 0" draw:points="0,0">
          <text:p/>
        </draw:polygon>
        <draw:path draw:style-name="gr5" draw:text-style-name="P3" draw:layer="layout" svg:width="0.954cm" svg:height="1.017cm" svg:x="8.998cm" svg:y="10.128cm" svg:viewBox="0 0 955 1018" svg:d="M955 509l-194-74v147zM0 0zM955 1018z">
          <text:p/>
        </draw:path>
        <draw:polygon draw:style-name="gr6" draw:text-style-name="P1" draw:layer="layout" svg:width="0.194cm" svg:height="0.146cm" svg:x="9.757cm" svg:y="10.562cm" svg:viewBox="0 0 195 147" draw:points="195,74 0,0 0,147">
          <text:p/>
        </draw:polygon>
        <draw:polygon draw:style-name="gr6" draw:text-style-name="P1" draw:layer="layout" svg:width="0cm" svg:height="0cm" svg:x="8.998cm" svg:y="10.128cm" svg:viewBox="0 0 0 0" draw:points="0,0">
          <text:p/>
        </draw:polygon>
        <draw:polygon draw:style-name="gr6" draw:text-style-name="P1" draw:layer="layout" svg:width="0cm" svg:height="0cm" svg:x="9.951cm" svg:y="11.145cm" svg:viewBox="0 0 0 0" draw:points="0,0">
          <text:p/>
        </draw:polygon>
        <draw:path draw:style-name="gr5" draw:text-style-name="P3" draw:layer="layout" svg:width="0.954cm" svg:height="1.017cm" svg:x="8.998cm" svg:y="10.128cm" svg:viewBox="0 0 955 1018" svg:d="M815 149l-187 94 98 104zM0 0zM955 1018z">
          <text:p/>
        </draw:path>
        <draw:polygon draw:style-name="gr6" draw:text-style-name="P1" draw:layer="layout" svg:width="0.186cm" svg:height="0.197cm" svg:x="9.625cm" svg:y="10.276cm" svg:viewBox="0 0 187 198" draw:points="187,0 0,94 98,198">
          <text:p/>
        </draw:polygon>
        <draw:polygon draw:style-name="gr6" draw:text-style-name="P1" draw:layer="layout" svg:width="0cm" svg:height="0cm" svg:x="8.998cm" svg:y="10.128cm" svg:viewBox="0 0 0 0" draw:points="0,0">
          <text:p/>
        </draw:polygon>
        <draw:polygon draw:style-name="gr6" draw:text-style-name="P1" draw:layer="layout" svg:width="0cm" svg:height="0cm" svg:x="9.951cm" svg:y="11.145cm" svg:viewBox="0 0 0 0" draw:points="0,0">
          <text:p/>
        </draw:polygon>
        <draw:path draw:style-name="gr5" draw:text-style-name="P3" draw:layer="layout" svg:width="0.954cm" svg:height="1.017cm" svg:x="8.998cm" svg:y="10.128cm" svg:viewBox="0 0 955 1018" svg:d="M477 0l-69 206h138zM0 0zM955 1018z">
          <text:p/>
        </draw:path>
        <draw:polygon draw:style-name="gr6" draw:text-style-name="P1" draw:layer="layout" svg:width="0.137cm" svg:height="0.206cm" svg:x="9.405cm" svg:y="10.128cm" svg:viewBox="0 0 138 207" draw:points="69,0 0,207 138,207">
          <text:p/>
        </draw:polygon>
        <draw:polygon draw:style-name="gr6" draw:text-style-name="P1" draw:layer="layout" svg:width="0cm" svg:height="0cm" svg:x="8.998cm" svg:y="10.128cm" svg:viewBox="0 0 0 0" draw:points="0,0">
          <text:p/>
        </draw:polygon>
        <draw:polygon draw:style-name="gr6" draw:text-style-name="P1" draw:layer="layout" svg:width="0cm" svg:height="0cm" svg:x="9.951cm" svg:y="11.145cm" svg:viewBox="0 0 0 0" draw:points="0,0">
          <text:p/>
        </draw:polygon>
        <draw:path draw:style-name="gr5" draw:text-style-name="P3" draw:layer="layout" svg:width="0.954cm" svg:height="1.017cm" svg:x="8.998cm" svg:y="10.128cm" svg:viewBox="0 0 955 1018" svg:d="M139 149l89 198 97-104zM0 0zM955 1018z">
          <text:p/>
        </draw:path>
        <draw:polygon draw:style-name="gr6" draw:text-style-name="P1" draw:layer="layout" svg:width="0.186cm" svg:height="0.197cm" svg:x="9.136cm" svg:y="10.276cm" svg:viewBox="0 0 187 198" draw:points="0,0 89,198 187,94">
          <text:p/>
        </draw:polygon>
        <draw:polygon draw:style-name="gr6" draw:text-style-name="P1" draw:layer="layout" svg:width="0cm" svg:height="0cm" svg:x="8.998cm" svg:y="10.128cm" svg:viewBox="0 0 0 0" draw:points="0,0">
          <text:p/>
        </draw:polygon>
        <draw:polygon draw:style-name="gr6" draw:text-style-name="P1" draw:layer="layout" svg:width="0cm" svg:height="0cm" svg:x="9.951cm" svg:y="11.145cm" svg:viewBox="0 0 0 0" draw:points="0,0">
          <text:p/>
        </draw:polygon>
        <draw:path draw:style-name="gr5" draw:text-style-name="P3" draw:layer="layout" svg:width="0.954cm" svg:height="1.017cm" svg:x="8.998cm" svg:y="10.128cm" svg:viewBox="0 0 955 1018" svg:d="M475 254c136 0 238 110 238 254s-102 254-238 254c-135 0-237-110-237-254s102-254 237-254zM0 0zM955 1018z">
          <text:p/>
        </draw:path>
        <draw:path draw:style-name="gr6" draw:text-style-name="P1" draw:layer="layout" svg:width="0.475cm" svg:height="0.507cm" svg:x="9.235cm" svg:y="10.381cm" svg:viewBox="0 0 476 508" svg:d="M238 0c135 0 238 110 238 254s-103 254-238 254-238-110-238-254 103-254 238-254z">
          <text:p/>
        </draw:path>
        <draw:polygon draw:style-name="gr6" draw:text-style-name="P1" draw:layer="layout" svg:width="0cm" svg:height="0cm" svg:x="8.998cm" svg:y="10.128cm" svg:viewBox="0 0 0 0" draw:points="0,0">
          <text:p/>
        </draw:polygon>
        <draw:polygon draw:style-name="gr6" draw:text-style-name="P1" draw:layer="layout" svg:width="0cm" svg:height="0cm" svg:x="9.951cm" svg:y="11.145cm" svg:viewBox="0 0 0 0" draw:points="0,0">
          <text:p/>
        </draw:polygon>
        <draw:g>
          <svg:title>TexMaths</svg:title>
          <svg:desc>14§display§x§svg§600§TRUE§</svg:desc>
          <draw:polygon draw:style-name="gr7" draw:text-style-name="P4" draw:layer="layout" svg:width="0.28cm" svg:height="0.211cm" svg:x="17.78cm" svg:y="11.086cm" svg:viewBox="0 0 281 212" draw:points="141,212 0,212 0,0 281,0 281,212">
            <text:p/>
          </draw:polygon>
          <draw:path draw:style-name="gr8" draw:text-style-name="P2" draw:layer="layout" svg:width="0.245cm" svg:height="0.223cm" svg:x="17.795cm" svg:y="11.079cm" svg:viewBox="0 0 246 224" svg:d="M151 69c2-13 14-58 48-58 4 0 15 0 25 6-14 3-24 15-24 27 0 8 6 18 19 18 12 0 27-9 27-30 0-25-29-32-46-32-29 0-46 26-52 38-13-34-38-38-53-38-51 0-79 64-79 76 0 5 4 5 5 5 5 0 6 0 7-5 17-52 49-65 66-65 9 0 27 5 27 33 0 15-9 49-27 117-8 32-26 52-47 52-3 0-15 0-25-6 13-3 24-13 24-27 0-13-11-18-19-18-15 0-27 14-27 30 0 22 25 32 46 32 33 0 51-35 53-38 5 19 23 38 52 38 52 0 80-64 80-76 0-5-5-5-6-5-4 0-6 1-7 5-15 54-50 65-66 65-19 0-27-16-27-33 0-11 4-21 9-43z">
            <text:p/>
          </draw:path>
        </draw:g>
        <draw:g>
          <svg:title>TexMaths</svg:title>
          <svg:desc>14§display§f(x)§svg§600§TRUE§</svg:desc>
          <draw:polygon draw:style-name="gr7" draw:text-style-name="P4" draw:layer="layout" svg:width="0.954cm" svg:height="0.491cm" svg:x="0.189cm" svg:y="0.256cm" svg:viewBox="0 0 955 492" draw:points="478,492 0,492 0,0 955,0 955,492">
            <text:p/>
          </draw:polygon>
          <draw:path draw:style-name="gr8" draw:text-style-name="P2" draw:layer="layout" svg:width="0.245cm" svg:height="0.448cm" svg:x="0.215cm" svg:y="0.277cm" svg:viewBox="0 0 246 449" svg:d="M156 150h42c9 0 15 0 15-9 0-5-6-5-14-5h-41l10-58c2-10 9-44 12-50 5-10 14-17 24-17 2 0 14 0 23 9-21 1-25 19-25 26 0 12 8 18 17 18 13 0 27-11 27-30 0-23-22-34-42-34-17 0-48 9-63 58-3 10-4 15-17 78h-33c-10 0-15 0-15 9 0 5 3 5 14 5h32l-37 195c-9 48-18 93-42 93-3 0-15 0-25-9 23-1 28-19 28-27 0-11-9-17-19-17-12 0-27 12-27 30 0 22 21 34 43 34 26 0 45-29 54-48 17-31 28-91 28-94z">
            <text:p/>
          </draw:path>
          <draw:path draw:style-name="gr8" draw:text-style-name="P2" draw:layer="layout" svg:width="0.114cm" svg:height="0.492cm" svg:x="0.53cm" svg:y="0.255cm" svg:viewBox="0 0 115 493" svg:d="M115 489c0-2 0-3-9-12-61-61-77-154-77-230 0-86 19-172 80-234 6-5 6-6 6-9s-2-4-5-4c-5 0-50 34-79 96-25 54-31 109-31 151 0 39 6 98 32 154 31 61 73 92 78 92 3 0 5-1 5-4z">
            <text:p/>
          </draw:path>
          <draw:path draw:style-name="gr8" draw:text-style-name="P2" draw:layer="layout" svg:width="0.245cm" svg:height="0.223cm" svg:x="0.687cm" svg:y="0.406cm" svg:viewBox="0 0 246 224" svg:d="M151 69c2-13 14-58 48-58 4 0 15 0 25 6-14 3-24 15-24 27 0 8 6 18 19 18 12 0 27-9 27-30 0-25-29-32-46-32-29 0-45 26-52 38-13-34-38-38-53-38-51 0-79 64-79 76 0 5 4 5 5 5 5 0 6 0 7-5 17-52 49-65 66-65 9 0 27 5 27 33 0 15-9 49-27 117-8 32-26 52-47 52-3 0-15 0-25-6 13-3 24-13 24-27 0-13-11-18-19-18-15 0-27 14-27 30 0 22 25 32 46 32 33 0 50-35 53-38 5 19 23 38 52 38 52 0 80-64 80-76 0-5-5-5-6-5-4 0-6 2-7 5-15 54-50 65-66 65-19 0-27-16-27-33 0-11 4-21 9-43z">
            <text:p/>
          </draw:path>
          <draw:path draw:style-name="gr8" draw:text-style-name="P2" draw:layer="layout" svg:width="0.114cm" svg:height="0.492cm" svg:x="0.981cm" svg:y="0.255cm" svg:viewBox="0 0 115 493" svg:d="M115 247c0-39-5-98-32-154-30-61-73-93-79-93-2 0-4 2-4 4 0 3 0 4 9 13 49 48 77 126 77 230 0 84-18 171-79 233-7 6-7 7-7 9 0 3 2 4 4 4 6 0 51-34 80-96 26-54 31-109 31-150z">
            <text:p/>
          </draw:path>
        </draw:g>
        <draw:g>
          <svg:title>TexMaths</svg:title>
          <svg:desc>14§display§slope &lt; 0§svg§600§TRUE§</svg:desc>
          <draw:polygon draw:style-name="gr7" draw:text-style-name="P4" draw:layer="layout" svg:width="1.998cm" svg:height="0.436cm" svg:x="4.805cm" svg:y="4.333cm" svg:viewBox="0 0 1999 437" draw:points="999,437 0,437 0,0 1999,0 1999,437">
            <text:p/>
          </draw:polygon>
          <draw:path draw:style-name="gr8" draw:text-style-name="P2" draw:layer="layout" svg:width="0.182cm" svg:height="0.223cm" svg:x="4.831cm" svg:y="4.456cm" svg:viewBox="0 0 183 224" svg:d="M168 34c-15 0-24 11-24 22 0 7 5 15 15 15 11 0 24-9 24-28 0-23-22-43-60-43-65 0-84 50-84 72 0 39 37 47 52 49 25 6 51 10 51 38 0 12-11 54-70 54-8 0-46 0-57-26 19 2 31-12 31-27 0-11-8-17-18-17-13 0-28 10-28 33 0 28 28 48 71 48 80 0 99-59 99-82 0-18-9-30-15-37-14-13-27-15-50-20-18-4-37-8-37-30 0-14 12-44 55-44 13 0 37 4 45 23z">
            <text:p/>
          </draw:path>
          <draw:path draw:style-name="gr8" draw:text-style-name="P2" draw:layer="layout" svg:width="0.105cm" svg:height="0.347cm" svg:x="5.056cm" svg:y="4.332cm" svg:viewBox="0 0 106 348" svg:d="M106 6c0-2 0-6-6-6-12 0-47 4-61 4-3 2-9 2-9 12 0 5 5 5 13 5 23 0 23 4 23 8l-1 10-63 247c-1 5-2 9-2 16 0 28 22 46 45 46 17 0 29-10 38-28 9-19 14-47 14-48 0-5-4-5-5-5-6 0-6 2-8 9-8 32-18 61-37 61-16 0-16-16-16-22 0-13 1-15 4-24z">
            <text:p/>
          </draw:path>
          <draw:path draw:style-name="gr8" draw:text-style-name="P2" draw:layer="layout" svg:width="0.211cm" svg:height="0.223cm" svg:x="5.21cm" svg:y="4.456cm" svg:viewBox="0 0 212 224" svg:d="M212 84c0-52-35-84-80-84-66 0-132 71-132 140 0 49 34 84 80 84 64 0 132-68 132-140zM80 213c-22 0-43-15-43-54 0-23 12-77 28-103 25-38 54-45 67-45 29 0 44 24 44 53 0 20-10 72-29 104-17 28-45 45-67 45z">
            <text:p/>
          </draw:path>
          <draw:path draw:style-name="gr8" draw:text-style-name="P2" draw:layer="layout" svg:width="0.257cm" svg:height="0.313cm" svg:x="5.413cm" svg:y="4.456cm" svg:viewBox="0 0 258 314" svg:d="M38 279c-4 17-4 20-27 20-5 0-11 0-11 9 0 5 2 6 7 6 13 0 27-1 41-1 16 0 33 1 48 1 4 0 9 0 9-9 0-6-4-6-11-6-25 0-25-3-25-8 0-6 21-86 24-98 7 13 20 31 46 31 57 0 119-73 119-144 0-48-28-80-65-80-25 0-50 18-65 37-6-27-27-37-45-37-23 0-33 19-37 28-8 17-15 47-15 48 0 5 5 5 6 5 6 0 6 0 9-12 8-34 18-58 36-58 8 0 14 4 14 23 0 11-1 16-3 24zM125 64c4-14 17-27 26-35 17-14 32-18 39-18 21 0 33 17 33 46s-17 86-26 105c-17 34-40 51-58 51-34 0-39-42-39-44 0-1 0-2 1-8z">
            <text:p/>
          </draw:path>
          <draw:path draw:style-name="gr8" draw:text-style-name="P2" draw:layer="layout" svg:width="0.189cm" svg:height="0.223cm" svg:x="5.698cm" svg:y="4.456cm" svg:viewBox="0 0 190 224" svg:d="M69 104c15 0 52-1 77-11 34-15 37-44 37-50 0-23-19-43-53-43-55 0-130 48-130 134 0 51 29 90 77 90 72 0 113-53 113-58 0-4-3-7-6-7s-4 1-6 6c-39 48-93 48-100 48-38 0-42-42-42-57 0-6 0-22 8-52zM47 93c19-75 69-82 83-82 23 0 36 15 36 32 0 50-79 50-99 50z">
            <text:p/>
          </draw:path>
          <draw:path draw:style-name="gr8" draw:text-style-name="P2" draw:layer="layout" svg:width="0.3cm" svg:height="0.286cm" svg:x="6.081cm" svg:y="4.408cm" svg:viewBox="0 0 301 287" svg:d="M292 21c6-3 9-5 9-11s-4-10-9-10c-2 0-3 0-9 3l-274 129c-5 2-9 6-9 11 0 6 4 8 9 12l274 128c6 4 7 4 9 4 5 0 9-5 9-10 0-6-3-8-9-12l-258-122z">
            <text:p/>
          </draw:path>
          <draw:path draw:style-name="gr8" draw:text-style-name="P2" draw:layer="layout" svg:width="0.207cm" svg:height="0.338cm" svg:x="6.577cm" svg:y="4.345cm" svg:viewBox="0 0 208 339" svg:d="M208 171c0-40-2-79-20-116-22-47-63-55-84-55-29 0-66 12-86 58-16 35-18 73-18 113 0 37 2 81 22 119 22 39 58 49 82 49 27 0 64-10 86-57 16-33 18-73 18-111zM104 329c-19 0-49-12-58-60-5-29-5-75-5-104 0-32 0-64 4-91 10-58 47-63 59-63 16 0 48 9 58 57 5 28 5 65 5 97 0 37 0 70-6 102-6 47-34 62-57 62z">
            <text:p/>
          </draw:path>
        </draw:g>
        <draw:g>
          <svg:title>TexMaths</svg:title>
          <svg:desc>14§display§\text{move right}§svg§600§TRUE§</svg:desc>
          <draw:polygon draw:style-name="gr7" draw:text-style-name="P4" draw:layer="layout" svg:width="2.289cm" svg:height="0.436cm" svg:x="4.768cm" svg:y="4.905cm" svg:viewBox="0 0 2290 437" draw:points="1146,437 0,437 0,0 2290,0 2290,437">
            <text:p/>
          </draw:polygon>
          <draw:path draw:style-name="gr8" draw:text-style-name="P2" draw:layer="layout" svg:width="0.384cm" svg:height="0.218cm" svg:x="4.784cm" svg:y="5.028cm" svg:viewBox="0 0 385 219" svg:d="M38 48v134c0 21-4 21-38 21v16c17 0 43-2 56-2 12 0 38 2 55 2v-16c-33 0-38 0-38-21v-92c0-52 35-79 66-79s37 27 37 55v116c0 21-6 21-39 21v16c18 0 42-2 56-2 13 0 39 2 56 2v-16c-34 0-40 0-40-21v-92c0-52 36-79 68-79 31 0 35 27 35 55v116c0 21-4 21-38 21v16c17 0 43-2 56-2s38 2 55 2v-16c-26 0-38 0-38-15v-94c0-42 0-58-16-76-6-8-23-18-51-18-41 0-64 29-72 48-6-42-43-48-66-48-36 0-59 21-73 52v-52l-69 6v15c35 0 38 4 38 27z">
            <text:p/>
          </draw:path>
          <draw:path draw:style-name="gr8" draw:text-style-name="P2" draw:layer="layout" svg:width="0.218cm" svg:height="0.227cm" svg:x="5.19cm" svg:y="5.025cm" svg:viewBox="0 0 219 228" svg:d="M219 115c0-62-50-115-109-115-62 0-110 54-110 115 0 64 52 113 110 113 59 0 109-50 109-113zM110 215c-22 0-43-11-56-33s-13-52-13-70c0-19 0-46 12-68 13-23 37-33 57-33 21 0 42 10 55 32 13 21 13 50 13 69 0 18 0 45-11 66-10 23-33 37-57 37z">
            <text:p/>
          </draw:path>
          <draw:path draw:style-name="gr8" draw:text-style-name="P2" draw:layer="layout" svg:width="0.241cm" svg:height="0.218cm" svg:x="5.417cm" svg:y="5.034cm" svg:viewBox="0 0 242 219" svg:d="M196 48c4-11 13-32 46-32v-16c-11 1-26 1-37 1-12 0-35-1-44-1v16c19 0 25 11 25 21 0 4-1 6-3 11l-51 127-56-138c-2-7-2-8-2-9 0-12 19-12 28-12v-16c-15 0-43 1-54 1-13 0-33 0-48-1v16c31 0 34 2 39 18l72 176c3 6 3 9 10 9s9-5 10-9z">
            <text:p/>
          </draw:path>
          <draw:path draw:style-name="gr8" draw:text-style-name="P2" draw:layer="layout" svg:width="0.19cm" svg:height="0.227cm" svg:x="5.666cm" svg:y="5.025cm" svg:viewBox="0 0 191 228" svg:d="M41 98c4-74 45-87 62-87 50 0 56 66 56 87zM41 108h138c11 0 12 0 12-10 0-50-26-98-88-98-57 0-103 50-103 113 0 66 52 115 109 115 60 0 82-55 82-65 0-5-4-6-6-6-5 0-6 3-6 7-18 51-63 51-67 51-25 0-45-15-56-33-15-24-15-56-15-74z">
            <text:p/>
          </draw:path>
          <draw:path draw:style-name="gr8" draw:text-style-name="P2" draw:layer="layout" svg:width="0.166cm" svg:height="0.218cm" svg:x="6.048cm" svg:y="5.028cm" svg:viewBox="0 0 167 219" svg:d="M68 55v-55l-68 6v15c35 0 38 4 38 27v134c0 21-4 21-38 21v16c19 0 43-2 56-2 20 0 44 0 64 2v-16h-11c-36 0-37-5-37-23v-76c0-49 20-93 58-93 3 0 4 0 5 0-2 1-11 7-11 19 0 15 10 22 22 22 9 0 21-6 21-22 0-15-16-30-37-30-36 0-54 34-62 55z">
            <text:p/>
          </draw:path>
          <draw:path draw:style-name="gr8" draw:text-style-name="P2" draw:layer="layout" svg:width="0.105cm" svg:height="0.33cm" svg:x="6.243cm" svg:y="4.916cm" svg:viewBox="0 0 106 331" svg:d="M72 112l-70 6v15c33 0 37 3 37 27v133c0 22-5 22-39 22v16c16-1 43-1 55-1 17 0 35 0 51 1v-16c-32 0-34-2-34-21zM74 26c0-16-12-26-27-26-16 0-26 13-26 26s10 27 26 27c15 0 27-12 27-27z">
            <text:p/>
          </draw:path>
          <draw:path draw:style-name="gr8" draw:text-style-name="P2" draw:layer="layout" svg:width="0.225cm" svg:height="0.325cm" svg:x="6.376cm" svg:y="5.023cm" svg:viewBox="0 0 226 326" svg:d="M96 139c-43 0-43-49-43-61 0-13 1-29 7-41 5-7 16-20 36-20 43 0 43 49 43 60 0 14 0 29-8 42-4 7-16 20-35 20zM38 158c0-2 0-13 9-23 19 14 39 15 49 15 46 0 80-33 80-72 0-19-8-37-20-48 18-17 35-19 44-19 2 0 4 0 5 0-6 2-8 8-8 14 0 9 7 14 15 14 4 0 14-3 14-14 0-9-7-25-26-25-10 0-31 3-52 24-20-17-42-18-52-18-46 0-80 33-80 71 0 23 11 41 23 52-7 7-15 23-15 40 0 16 6 35 22 44-30 9-46 30-46 50 0 35 49 63 110 63 58 0 109-26 109-64 0-18-7-42-32-57-27-13-55-13-85-13-12 0-34 0-37 0-16-3-27-18-27-34zM110 314c-51 0-84-25-84-51 0-23 19-41 40-42h29c43 0 99 0 99 42 0 26-36 51-84 51z">
            <text:p/>
          </draw:path>
          <draw:path draw:style-name="gr8" draw:text-style-name="P2" draw:layer="layout" svg:width="0.248cm" svg:height="0.342cm" svg:x="6.624cm" svg:y="4.904cm" svg:viewBox="0 0 249 343" svg:d="M38 305c0 22-4 22-38 22v16c17-1 43-1 56-1 12 0 38 0 55 1v-16c-33 0-38 0-38-22v-91c0-51 35-78 66-78s37 27 37 55v114c0 22-6 22-38 22v16c17-1 42-1 56-1 12 0 38 0 55 1v-16c-26 0-38 0-38-14v-94c0-43 0-59-16-77-7-7-24-18-52-18-42 0-63 31-71 49v-173l-72 6v15c35 0 38 4 38 27z">
            <text:p/>
          </draw:path>
          <draw:path draw:style-name="gr8" draw:text-style-name="P2" draw:layer="layout" svg:width="0.155cm" svg:height="0.308cm" svg:x="6.875cm" svg:y="4.943cm" svg:viewBox="0 0 156 309" svg:d="M76 106h71v-15h-71v-91h-12c0 40-16 93-64 95v11h43v136c0 62 45 67 63 67 35 0 50-34 50-67v-28h-14v28c0 36-14 55-32 55-34 0-34-45-34-54z">
            <text:p/>
          </draw:path>
        </draw:g>
        <draw:g>
          <svg:title>TexMaths</svg:title>
          <svg:desc>14§display§slope &gt; 0§svg§600§TRUE§</svg:desc>
          <draw:polygon draw:style-name="gr7" draw:text-style-name="P4" draw:layer="layout" svg:width="1.998cm" svg:height="0.436cm" svg:x="16.002cm" svg:y="4.702cm" svg:viewBox="0 0 1999 437" draw:points="999,437 0,437 0,0 1999,0 1999,437">
            <text:p/>
          </draw:polygon>
          <draw:path draw:style-name="gr8" draw:text-style-name="P2" draw:layer="layout" svg:width="0.182cm" svg:height="0.223cm" svg:x="16.028cm" svg:y="4.825cm" svg:viewBox="0 0 183 224" svg:d="M168 34c-15 0-24 11-24 22 0 7 5 15 15 15 11 0 24-9 24-28 0-23-22-43-60-43-65 0-84 50-84 72 0 39 37 47 52 49 25 6 51 10 51 38 0 12-11 54-70 54-8 0-46 0-57-26 19 2 31-12 31-27 0-11-8-17-18-17-13 0-28 10-28 33 0 28 28 48 71 48 80 0 99-59 99-82 0-18-9-30-15-37-14-13-27-15-50-20-18-4-37-8-37-30 0-14 12-44 55-44 13 0 37 4 45 23z">
            <text:p/>
          </draw:path>
          <draw:path draw:style-name="gr8" draw:text-style-name="P2" draw:layer="layout" svg:width="0.105cm" svg:height="0.347cm" svg:x="16.253cm" svg:y="4.701cm" svg:viewBox="0 0 106 348" svg:d="M106 6c0-2 0-6-6-6-12 0-47 4-61 4-3 2-9 2-9 12 0 5 5 5 13 5 23 0 23 4 23 8l-1 10-63 247c-1 5-2 9-2 16 0 28 22 46 45 46 17 0 29-10 38-28 9-19 14-47 14-48 0-5-4-5-5-5-6 0-6 2-8 9-8 32-18 61-37 61-16 0-16-16-16-22 0-13 1-15 4-24z">
            <text:p/>
          </draw:path>
          <draw:path draw:style-name="gr8" draw:text-style-name="P2" draw:layer="layout" svg:width="0.211cm" svg:height="0.223cm" svg:x="16.407cm" svg:y="4.825cm" svg:viewBox="0 0 212 224" svg:d="M212 84c0-52-35-84-80-84-66 0-132 71-132 140 0 49 34 84 80 84 64 0 132-68 132-140zM80 213c-22 0-43-15-43-54 0-23 12-77 28-103 25-38 54-45 67-45 29 0 44 24 44 53 0 20-10 72-29 104-17 28-45 45-67 45z">
            <text:p/>
          </draw:path>
          <draw:path draw:style-name="gr8" draw:text-style-name="P2" draw:layer="layout" svg:width="0.257cm" svg:height="0.313cm" svg:x="16.61cm" svg:y="4.825cm" svg:viewBox="0 0 258 314" svg:d="M38 279c-4 17-4 20-27 20-5 0-11 0-11 9 0 5 2 6 7 6 13 0 27-1 41-1 16 0 33 1 48 1 4 0 9 0 9-9 0-6-4-6-11-6-25 0-25-3-25-8 0-6 21-86 24-98 7 13 20 31 46 31 57 0 119-73 119-144 0-48-28-80-65-80-25 0-50 18-65 37-6-27-27-37-45-37-23 0-33 19-37 28-8 17-15 47-15 48 0 5 5 5 6 5 6 0 6 0 9-12 8-34 18-58 36-58 8 0 14 4 14 23 0 11-1 16-3 24zM125 64c4-14 17-27 26-35 17-14 32-18 39-18 21 0 33 17 33 46s-17 86-26 105c-17 34-40 51-58 51-34 0-39-42-39-44 0-1 0-2 1-8z">
            <text:p/>
          </draw:path>
          <draw:path draw:style-name="gr8" draw:text-style-name="P2" draw:layer="layout" svg:width="0.189cm" svg:height="0.223cm" svg:x="16.895cm" svg:y="4.825cm" svg:viewBox="0 0 190 224" svg:d="M69 104c15 0 52-1 77-11 34-15 37-44 37-50 0-23-19-43-53-43-55 0-130 48-130 134 0 51 29 90 77 90 72 0 113-53 113-58 0-4-3-7-6-7s-4 1-6 6c-39 48-93 48-100 48-38 0-42-42-42-57 0-6 0-22 8-52zM47 93c19-75 69-82 83-82 23 0 36 15 36 32 0 50-79 50-99 50z">
            <text:p/>
          </draw:path>
          <draw:path draw:style-name="gr8" draw:text-style-name="P2" draw:layer="layout" svg:width="0.3cm" svg:height="0.286cm" svg:x="17.278cm" svg:y="4.777cm" svg:viewBox="0 0 301 287" svg:d="M292 155c6-4 9-6 9-12 0-5-3-9-9-11l-273-129c-7-3-8-3-9-3-6 0-10 4-10 10 0 5 2 7 9 11l260 122-260 122c-7 4-9 7-9 12s4 10 10 10c1 0 2 0 9-4z">
            <text:p/>
          </draw:path>
          <draw:path draw:style-name="gr8" draw:text-style-name="P2" draw:layer="layout" svg:width="0.207cm" svg:height="0.338cm" svg:x="17.774cm" svg:y="4.714cm" svg:viewBox="0 0 208 339" svg:d="M208 171c0-40-2-79-20-116-22-47-63-55-84-55-29 0-66 12-86 58-16 35-18 73-18 113 0 37 2 81 22 119 22 39 58 49 82 49 27 0 64-10 86-57 16-33 18-73 18-111zM104 329c-19 0-49-12-58-60-5-29-5-75-5-104 0-32 0-64 4-91 10-58 47-63 59-63 16 0 48 9 58 57 5 28 5 65 5 97 0 37 0 70-6 102-6 47-34 62-57 62z">
            <text:p/>
          </draw:path>
        </draw:g>
        <draw:g>
          <svg:title>TexMaths</svg:title>
          <svg:desc>14§display§\text{move left}§svg§600§TRUE§</svg:desc>
          <draw:polygon draw:style-name="gr7" draw:text-style-name="P4" draw:layer="layout" svg:width="1.962cm" svg:height="0.341cm" svg:x="16.071cm" svg:y="5.241cm" svg:viewBox="0 0 1963 342" draw:points="982,342 0,342 0,0 1963,0 1963,342">
            <text:p/>
          </draw:polygon>
          <draw:path draw:style-name="gr8" draw:text-style-name="P2" draw:layer="layout" svg:width="0.384cm" svg:height="0.217cm" svg:x="16.087cm" svg:y="5.364cm" svg:viewBox="0 0 385 218" svg:d="M38 48v133c0 22-4 22-38 22v15c17 0 43-1 56-1 12 0 38 1 55 1v-15c-33 0-38 0-38-22v-91c0-52 35-79 66-79s37 27 37 55v115c0 22-6 22-39 22v15c18 0 42-1 56-1 13 0 39 1 56 1v-15c-34 0-39 0-39-22v-91c0-52 35-79 67-79 31 0 36 27 36 55v115c0 22-5 22-38 22v15c16 0 42-1 56-1 12 0 38 1 54 1v-15c-25 0-38 0-38-15v-94c0-42 0-58-15-76-7-8-24-18-52-18-41 0-64 29-72 48-6-42-43-48-66-48-36 0-59 21-73 52v-52l-69 6v15c35 0 38 4 38 27z">
            <text:p/>
          </draw:path>
          <draw:path draw:style-name="gr8" draw:text-style-name="P2" draw:layer="layout" svg:width="0.219cm" svg:height="0.226cm" svg:x="16.493cm" svg:y="5.361cm" svg:viewBox="0 0 220 227" svg:d="M220 115c0-62-51-115-110-115-62 0-110 54-110 115 0 64 52 112 110 112 59 0 110-49 110-112zM110 215c-21 0-43-11-56-34-13-21-13-51-13-69 0-19 0-46 12-68 13-23 37-33 57-33 21 0 42 10 55 32 13 21 13 50 13 69 0 18 0 45-11 66-10 23-33 37-57 37z">
            <text:p/>
          </draw:path>
          <draw:path draw:style-name="gr8" draw:text-style-name="P2" draw:layer="layout" svg:width="0.241cm" svg:height="0.217cm" svg:x="16.721cm" svg:y="5.37cm" svg:viewBox="0 0 242 218" svg:d="M196 48c5-11 14-32 46-32v-16c-11 1-26 1-37 1-12 0-35-1-44-1v16c19 0 25 11 25 21 0 4-1 6-3 11l-51 127-56-138c-2-7-2-8-2-9 0-12 19-12 28-12v-16c-15 0-43 1-54 1-13 0-33 0-48-1v16c31 0 34 2 39 18l72 175c3 7 3 9 10 9s9-4 10-9z">
            <text:p/>
          </draw:path>
          <draw:path draw:style-name="gr8" draw:text-style-name="P2" draw:layer="layout" svg:width="0.191cm" svg:height="0.226cm" svg:x="16.97cm" svg:y="5.361cm" svg:viewBox="0 0 192 227" svg:d="M41 97c4-73 45-86 62-86 50 0 56 66 56 86zM41 108h138c11 0 13 0 13-11 0-49-27-97-89-97-57 0-103 50-103 113 0 66 52 114 109 114 60 0 83-54 83-65 0-4-5-5-7-5-5 0-6 3-6 7-18 51-62 51-67 51-25 0-45-16-56-34-15-23-15-56-15-73z">
            <text:p/>
          </draw:path>
          <draw:path draw:style-name="gr8" draw:text-style-name="P2" draw:layer="layout" svg:width="0.11cm" svg:height="0.342cm" svg:x="17.355cm" svg:y="5.24cm" svg:viewBox="0 0 111 343" svg:d="M72 0l-72 6v15c35 0 39 4 39 27v257c0 22-5 22-39 22v16c17-1 43-1 55-1s37 0 56 1v-16c-34 0-39 0-39-22z">
            <text:p/>
          </draw:path>
          <draw:path draw:style-name="gr8" draw:text-style-name="P2" draw:layer="layout" svg:width="0.191cm" svg:height="0.226cm" svg:x="17.488cm" svg:y="5.361cm" svg:viewBox="0 0 192 227" svg:d="M41 97c4-73 45-86 62-86 50 0 56 66 56 86zM41 108h138c11 0 13 0 13-11 0-49-27-97-89-97-57 0-103 50-103 113 0 66 52 114 109 114 60 0 83-54 83-65 0-4-5-5-7-5-5 0-6 3-6 7-18 51-62 51-67 51-25 0-45-16-56-34-15-23-15-56-15-73z">
            <text:p/>
          </draw:path>
          <draw:path draw:style-name="gr8" draw:text-style-name="P2" draw:layer="layout" svg:width="0.159cm" svg:height="0.347cm" svg:x="17.709cm" svg:y="5.234cm" svg:viewBox="0 0 160 348" svg:d="M71 136v-58c0-43 23-67 46-67 1 0 7 0 15 4-5 2-14 7-14 20 0 11 7 21 21 21s21-10 21-21c0-18-18-35-43-35-35 0-78 26-78 78v58h-39v14h39v160c0 23-5 23-39 23v15c20-1 43-2 57-2 20 0 43 0 63 2v-15h-10c-37 0-38-6-38-24v-159h57v-14z">
            <text:p/>
          </draw:path>
          <draw:path draw:style-name="gr8" draw:text-style-name="P2" draw:layer="layout" svg:width="0.154cm" svg:height="0.308cm" svg:x="17.851cm" svg:y="5.279cm" svg:viewBox="0 0 155 309" svg:d="M76 106h71v-15h-71v-91h-12c0 40-16 93-64 95v11h43v136c0 62 46 67 63 67 35 0 49-35 49-67v-28h-13v28c0 36-14 55-32 55-34 0-34-45-34-54z">
            <text:p/>
          </draw:path>
        </draw:g>
        <draw:g>
          <svg:title>TexMaths</svg:title>
          <svg:desc>14§display§\text{global minimum}§svg§600§TRUE§</svg:desc>
          <draw:polygon draw:style-name="gr7" draw:text-style-name="P4" draw:layer="layout" svg:width="3.474cm" svg:height="0.436cm" svg:x="8.209cm" svg:y="11.875cm" svg:viewBox="0 0 3475 437" draw:points="1738,437 0,437 0,0 3475,0 3475,437">
            <text:p/>
          </draw:polygon>
          <draw:path draw:style-name="gr8" draw:text-style-name="P2" draw:layer="layout" svg:width="0.225cm" svg:height="0.325cm" svg:x="8.222cm" svg:y="11.993cm" svg:viewBox="0 0 226 326" svg:d="M96 139c-43 0-43-49-43-61 0-13 1-29 7-41 5-7 16-20 36-20 43 0 43 49 43 60 0 14 0 29-8 42-4 7-16 20-35 20zM38 158c0-2 0-13 9-23 19 14 39 15 49 15 46 0 80-33 80-72 0-19-8-37-20-48 18-17 36-19 45-19 1 0 3 0 4 0-6 2-8 8-8 14 0 9 7 14 15 14 4 0 14-3 14-14 0-9-6-25-25-25-11 0-32 3-53 24-20-17-42-18-52-18-46 0-80 33-80 71 0 23 11 41 23 52-7 7-15 23-15 40 0 16 6 35 22 44-30 9-46 30-46 50 0 35 49 63 110 63 58 0 110-26 110-64 0-18-8-42-33-57-27-13-55-13-85-13-12 0-34 0-37 0-16-3-27-18-27-34zM110 314c-51 0-84-25-84-51 0-23 19-41 40-42h29c43 0 99 0 99 42 0 26-36 51-84 51z">
            <text:p/>
          </draw:path>
          <draw:path draw:style-name="gr8" draw:text-style-name="P2" draw:layer="layout" svg:width="0.11cm" svg:height="0.342cm" svg:x="8.47cm" svg:y="11.874cm" svg:viewBox="0 0 111 343" svg:d="M72 0l-72 6v15c35 0 39 4 39 27v257c0 22-5 22-39 22v16c17-1 43-1 55-1s37 0 56 1v-16c-34 0-39 0-39-22z">
            <text:p/>
          </draw:path>
          <draw:path draw:style-name="gr8" draw:text-style-name="P2" draw:layer="layout" svg:width="0.219cm" svg:height="0.227cm" svg:x="8.604cm" svg:y="11.995cm" svg:viewBox="0 0 220 228" svg:d="M220 115c0-62-51-115-110-115-62 0-110 54-110 115 0 64 52 113 110 113 59 0 110-50 110-113zM110 215c-22 0-43-11-56-33s-13-52-13-70c0-19 0-46 12-68 13-23 37-33 57-33 21 0 42 10 55 32 13 21 13 50 13 69 0 18 0 45-11 66-10 23-33 37-57 37z">
            <text:p/>
          </draw:path>
          <draw:path draw:style-name="gr8" draw:text-style-name="P2" draw:layer="layout" svg:width="0.243cm" svg:height="0.348cm" svg:x="8.85cm" svg:y="11.874cm" svg:viewBox="0 0 244 349" svg:d="M72 157v-157l-72 6v15c35 0 38 4 38 27v295h12c2-1 5-8 18-30 8 11 29 36 65 36 60 0 111-49 111-112s-49-113-105-113c-38 0-59 24-67 33zM73 287v-102c0-10 0-10 5-18 19-28 46-31 59-31 22 0 40 12 51 31 14 20 15 48 15 68 0 19-1 49-16 71-10 15-29 31-56 31-21 0-39-12-51-30-7-10-7-11-7-20z">
            <text:p/>
          </draw:path>
          <draw:path draw:style-name="gr8" draw:text-style-name="P2" draw:layer="layout" svg:width="0.222cm" svg:height="0.227cm" svg:x="9.129cm" svg:y="11.995cm" svg:viewBox="0 0 223 228" svg:d="M143 184c3 20 16 40 40 40 10 0 40-7 40-47v-27h-12v27c0 29-13 33-18 33-16 0-18-23-18-25v-100c0-20 0-39-18-58-19-19-44-27-69-27-40 0-73 24-73 56 0 15 10 24 22 24 13 0 22-11 22-24 0-6-2-22-24-22 13-17 37-23 53-23 24 0 52 19 52 63v19c-25 1-59 2-91 17-37 17-49 42-49 65 0 40 48 53 80 53s54-21 63-44zM140 103v49c0 48-35 64-57 64-25 0-45-18-45-42 0-27 21-69 102-71z">
            <text:p/>
          </draw:path>
          <draw:path draw:style-name="gr8" draw:text-style-name="P2" draw:layer="layout" svg:width="0.11cm" svg:height="0.342cm" svg:x="9.37cm" svg:y="11.874cm" svg:viewBox="0 0 111 343" svg:d="M72 0l-72 6v15c35 0 39 4 39 27v257c0 22-5 22-39 22v16c17-1 43-1 55-1s37 0 56 1v-16c-34 0-39 0-39-22z">
            <text:p/>
          </draw:path>
          <draw:path draw:style-name="gr8" draw:text-style-name="P2" draw:layer="layout" svg:width="0.384cm" svg:height="0.218cm" svg:x="9.669cm" svg:y="11.998cm" svg:viewBox="0 0 385 219" svg:d="M38 48v134c0 21-4 21-38 21v16c17 0 43-2 56-2 12 0 38 2 55 2v-16c-33 0-38 0-38-21v-92c0-52 35-79 66-79s37 27 37 55v116c0 21-6 21-38 21v16c17 0 41-2 55-2 13 0 39 2 56 2v-16c-34 0-40 0-40-21v-92c0-52 36-79 68-79 31 0 36 27 36 55v116c0 21-5 21-39 21v16c17 0 43-2 56-2s39 2 55 2v-16c-25 0-38 0-38-15v-94c0-42 0-58-15-76-7-8-24-18-52-18-41 0-64 29-72 48-6-42-43-48-66-48-36 0-59 21-73 52v-52l-69 6v15c35 0 38 4 38 27z">
            <text:p/>
          </draw:path>
          <draw:path draw:style-name="gr8" draw:text-style-name="P2" draw:layer="layout" svg:width="0.105cm" svg:height="0.33cm" svg:x="10.079cm" svg:y="11.886cm" svg:viewBox="0 0 106 331" svg:d="M72 112l-70 6v15c33 0 37 3 37 27v133c0 22-5 22-39 22v16c16-1 43-1 55-1 17 0 35 0 51 1v-16c-32 0-34-2-34-21zM74 26c0-16-12-26-27-26-16 0-26 13-26 26s10 27 26 27c15 0 27-12 27-27z">
            <text:p/>
          </draw:path>
          <draw:path draw:style-name="gr8" draw:text-style-name="P2" draw:layer="layout" svg:width="0.248cm" svg:height="0.218cm" svg:x="10.214cm" svg:y="11.998cm" svg:viewBox="0 0 249 219" svg:d="M38 48v134c0 21-4 21-38 21v16c17 0 43-2 56-2 12 0 38 2 55 2v-16c-33 0-38 0-38-21v-92c0-52 35-79 66-79s37 27 37 55v116c0 21-6 21-38 21v16c17 0 42-2 56-2 12 0 38 2 55 2v-16c-26 0-38 0-38-15v-94c0-42 0-58-16-76-7-8-24-18-52-18-37 0-59 21-74 52v-52l-69 6v15c35 0 38 4 38 27z">
            <text:p/>
          </draw:path>
          <draw:path draw:style-name="gr8" draw:text-style-name="P2" draw:layer="layout" svg:width="0.105cm" svg:height="0.33cm" svg:x="10.486cm" svg:y="11.886cm" svg:viewBox="0 0 106 331" svg:d="M72 112l-70 6v15c33 0 37 3 37 27v133c0 22-5 22-39 22v16c16-1 43-1 55-1 17 0 35 0 51 1v-16c-32 0-34-2-34-21zM74 26c0-16-12-26-27-26-16 0-26 13-26 26s10 27 26 27c15 0 27-12 27-27z">
            <text:p/>
          </draw:path>
          <draw:path draw:style-name="gr8" draw:text-style-name="P2" draw:layer="layout" svg:width="0.384cm" svg:height="0.218cm" svg:x="10.622cm" svg:y="11.998cm" svg:viewBox="0 0 385 219" svg:d="M38 48v134c0 21-6 21-38 21v16c17 0 43-2 56-2 12 0 38 2 55 2v-16c-33 0-38 0-38-21v-92c0-52 35-79 66-79s37 27 37 55v116c0 21-6 21-38 21v16c17 0 41-2 55-2 13 0 39 2 56 2v-16c-34 0-40 0-40-21v-92c0-52 36-79 68-79 31 0 36 27 36 55v116c0 21-5 21-39 21v16c17 0 43-2 56-2s39 2 55 2v-16c-25 0-38 0-38-15v-94c0-42 0-58-15-76-7-8-24-18-52-18-41 0-64 29-72 48-6-42-43-48-66-48-36 0-59 21-73 52v-52l-69 6v15c35 0 38 4 38 27z">
            <text:p/>
          </draw:path>
          <draw:path draw:style-name="gr8" draw:text-style-name="P2" draw:layer="layout" svg:width="0.248cm" svg:height="0.223cm" svg:x="11.017cm" svg:y="11.998cm" svg:viewBox="0 0 249 224" svg:d="M177 179v45l72-5v-16c-35 0-38-3-38-27v-176l-73 6v15c35 0 38 4 38 27v89c0 42-24 76-59 76-42 0-44-22-44-48v-165l-73 6v15c38 0 38 1 38 45v74c0 39 0 84 76 84 27 0 50-13 63-45z">
            <text:p/>
          </draw:path>
          <draw:path draw:style-name="gr8" draw:text-style-name="P2" draw:layer="layout" svg:width="0.384cm" svg:height="0.218cm" svg:x="11.29cm" svg:y="11.998cm" svg:viewBox="0 0 385 219" svg:d="M38 48v134c0 21-6 21-38 21v16c17 0 43-2 56-2 12 0 38 2 55 2v-16c-33 0-38 0-38-21v-92c0-52 35-79 66-79s37 27 37 55v116c0 21-6 21-39 21v16c18 0 42-2 56-2 13 0 39 2 56 2v-16c-34 0-40 0-40-21v-92c0-52 36-79 68-79 30 0 36 27 36 55v116c0 21-6 21-39 21v16c17 0 43-2 56-2s39 2 55 2v-16c-25 0-38 0-38-15v-94c0-42 0-58-15-76-7-8-24-18-52-18-41 0-64 29-72 48-6-42-43-48-66-48-36 0-59 21-73 52v-52l-69 6v15c35 0 38 4 38 27z">
            <text:p/>
          </draw:path>
        </draw:g>
        <draw:g>
          <svg:title>TexMaths</svg:title>
          <svg:desc>14§display§x_R§svg§600§TRUE§</svg:desc>
          <draw:polygon draw:style-name="gr7" draw:text-style-name="P4" draw:layer="layout" svg:width="0.577cm" svg:height="0.286cm" svg:x="15.551cm" svg:y="10.121cm" svg:viewBox="0 0 578 287" draw:points="289,287 0,287 0,0 578,0 578,287">
            <text:p/>
          </draw:polygon>
          <draw:path draw:style-name="gr8" draw:text-style-name="P2" draw:layer="layout" svg:width="0.245cm" svg:height="0.224cm" svg:x="15.566cm" svg:y="10.114cm" svg:viewBox="0 0 246 225" svg:d="M151 70c2-14 14-59 48-59 4 0 15 0 25 6-13 3-23 16-23 27 0 8 5 18 19 18 11 0 26-9 26-29 0-26-29-33-45-33-30 0-46 26-53 38-12-34-38-38-53-38-51 0-79 64-79 76 0 5 4 5 5 5 5 0 6 0 7-5 17-52 49-65 66-65 9 0 27 5 27 33 0 16-9 49-27 118-8 31-26 51-47 51-3 0-15 0-25-5 13-4 24-14 24-27 0-14-11-18-19-18-15 0-27 13-27 29 0 23 25 33 46 33 34 0 51-35 53-38 5 19 23 38 52 38 52 0 80-64 80-77 0-4-5-4-6-4-4 0-5 1-7 4-15 54-50 65-66 65-19 0-27-15-27-32 0-11 4-21 9-44z">
            <text:p/>
          </draw:path>
          <draw:path draw:style-name="gr8" draw:text-style-name="P2" draw:layer="layout" svg:width="0.268cm" svg:height="0.243cm" svg:x="15.856cm" svg:y="10.17cm" svg:viewBox="0 0 269 244" svg:d="M119 25c2-10 2-12 10-13h22c33 0 72 0 72 36 0 15-7 36-22 49-15 11-36 16-60 16h-45zM181 119c41-10 78-35 78-65s-36-54-85-54h-107c-7 0-11 0-11 8 0 4 4 4 11 4 0 0 7 0 14 1 6 0 7 2 7 5 0 1 0 2-1 8l-47 184c-2 11-3 15-30 15-6 0-10 0-10 6 0 4 2 6 6 6 6 0 14-1 21-1s17 0 22 0c8 0 16 0 23 0 8 0 15 1 23 1 1 0 7 0 7-7 0-5-3-5-11-5-6 0-7 0-14-1-6-2-6-2-6-5 0-1 0-3 1-8l21-87h47c30 0 43 14 43 30 0 4-3 17-5 25-4 15-5 21-5 27 0 28 25 38 50 38 32 0 46-34 46-41 0-1 0-4-6-4-4 0-5 2-6 5-5 16-17 31-32 31-9 0-16-5-16-24 0-8 3-26 4-36 1-9 1-12 1-15 0-5 0-16-9-26-7-8-17-13-24-15z">
            <text:p/>
          </draw:path>
        </draw:g>
        <draw:g>
          <svg:title>TexMaths</svg:title>
          <svg:desc>14§display§x_L§svg§600§TRUE§</svg:desc>
          <draw:polygon draw:style-name="gr7" draw:text-style-name="P4" draw:layer="layout" svg:width="0.549cm" svg:height="0.285cm" svg:x="3.768cm" svg:y="10.167cm" svg:viewBox="0 0 550 286" draw:points="276,286 0,286 0,0 550,0 550,286">
            <text:p/>
          </draw:polygon>
          <draw:path draw:style-name="gr8" draw:text-style-name="P2" draw:layer="layout" svg:width="0.245cm" svg:height="0.224cm" svg:x="3.783cm" svg:y="10.16cm" svg:viewBox="0 0 246 225" svg:d="M151 70c2-14 14-59 48-59 4 0 15 0 25 6-13 3-23 16-23 27 0 8 5 18 19 18 11 0 26-9 26-29 0-26-29-33-45-33-30 0-46 26-53 38-12-34-38-38-53-38-51 0-79 64-79 76 0 5 4 5 5 5 5 0 6 0 7-5 17-52 49-65 66-65 9 0 27 5 27 33 0 15-9 49-27 118-8 31-26 51-47 51-3 0-15 0-25-5 13-4 24-14 24-27 0-14-11-18-19-18-15 0-27 13-27 29 0 22 25 33 46 33 34 0 51-35 53-39 5 19 23 39 52 39 52 0 80-64 80-77 0-4-5-4-6-4-4 0-5 1-7 4-15 54-50 65-66 65-19 0-27-15-27-32 0-11 4-22 9-44z">
            <text:p/>
          </draw:path>
          <draw:path draw:style-name="gr8" draw:text-style-name="P2" draw:layer="layout" svg:width="0.225cm" svg:height="0.236cm" svg:x="4.072cm" svg:y="10.216cm" svg:viewBox="0 0 226 237" svg:d="M119 28c3-12 4-16 36-16 11 0 14 0 14-8 0 0 0-4-5-4-9 0-18 1-26 1-9 0-19 0-28 0-8 0-17 0-24 0-8 0-15-1-22-1-2 0-8 0-8 8 0 4 4 4 11 4 0 0 7 0 14 1 6 0 7 2 7 5 0 1 0 2-1 8l-47 184c-2 11-3 15-30 15-6 0-10 0-10 6s4 6 10 6h175c8 0 9 0 11-7 3-9 30-76 30-80 0-1-1-4-6-4-4 0-5 1-7 7-14 33-28 72-92 72h-39c-10 0-11 0-11-4 0 0 0-2 2-8z">
            <text:p/>
          </draw:path>
        </draw:g>
        <draw:g>
          <svg:title>TexMaths</svg:title>
          <svg:desc>14§display§x_*§svg§600§TRUE§</svg:desc>
          <draw:polygon draw:style-name="gr7" draw:text-style-name="P4" draw:layer="layout" svg:width="0.481cm" svg:height="0.273cm" svg:x="9.932cm" svg:y="10.902cm" svg:viewBox="0 0 482 274" draw:points="241,274 0,274 0,0 482,0 482,274">
            <text:p/>
          </draw:polygon>
          <draw:path draw:style-name="gr8" draw:text-style-name="P2" draw:layer="layout" svg:width="0.246cm" svg:height="0.223cm" svg:x="9.947cm" svg:y="10.895cm" svg:viewBox="0 0 247 224" svg:d="M151 69c3-13 14-58 49-58 3 0 14 0 24 6-13 3-23 15-23 27 0 7 5 18 19 18 11 0 27-9 27-30 0-25-30-32-46-32-29 0-46 26-53 38-12-34-38-38-53-38-51 0-79 64-79 76 0 5 4 5 5 5 5 0 6 0 7-5 17-52 49-65 66-65 9 0 27 5 27 33 0 15-9 49-27 117-8 32-26 52-47 52-3 0-14 0-25-6 13-3 24-13 24-27 0-13-11-18-19-18-15 0-27 14-27 29 0 23 25 33 46 33 34 0 52-35 53-38 5 19 23 38 52 38 52 0 80-64 80-76 0-5-5-5-6-5-4 0-5 1-6 5-16 54-51 65-67 65-19 0-26-16-26-33 0-11 3-21 9-43z">
            <text:p/>
          </draw:path>
          <draw:path draw:style-name="gr8" draw:text-style-name="P2" draw:layer="layout" svg:width="0.14cm" svg:height="0.149cm" svg:x="10.244cm" svg:y="11.026cm" svg:viewBox="0 0 141 150" svg:d="M82 75c28-12 40-18 49-21 7-4 10-5 10-11s-4-12-11-12c-2 0-3 0-7 4l-47 31 5-51c1-6 0-15-10-15-5 0-12 2-12 10 0 3 3 14 3 17 0 7 3 31 3 39l-47-31c-3-3-5-4-7-4-7 0-11 6-11 12s4 8 8 10l51 22c-28 12-41 17-49 21-7 3-10 5-10 10 0 7 4 12 11 12 2 0 2 0 7-3l47-32-6 56c0 8 7 11 12 11 4 0 11-3 11-11 0-4-2-14-2-17-2-6-4-31-4-39l42 28c9 7 9 7 12 7 7 0 11-5 11-12 0-6-4-7-8-10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955cm" fo:page-height="12.63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6.2$Linux_X86_64 LibreOffice_project/00$Build-2</meta:generator>
    <dc:date>2018-12-06T14:25:57.286893651</dc:date>
    <meta:editing-duration>PT1H10M4S</meta:editing-duration>
    <meta:editing-cycles>4</meta:editing-cycles>
    <meta:document-statistic meta:object-count="259"/>
  </office:meta>
</office:document-meta>
</file>